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formx="urn:openoffice:names:experimental:ooxml-odf-interop:xmlns:form:1.0" xmlns:xsi="http://www.w3.org/2001/XMLSchema-instance" xmlns:xsd="http://www.w3.org/2001/XMLSchema" xmlns:xforms="http://www.w3.org/2002/xforms" xmlns:dom="http://www.w3.org/2001/xml-events" xmlns:form="urn:oasis:names:tc:opendocument:xmlns:form: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meta="urn:oasis:names:tc:opendocument:xmlns:meta:1.0" xmlns:fo="urn:oasis:names:tc:opendocument:xmlns:xsl-fo-compatible:1.0" xmlns:dc="http://purl.org/dc/elements/1.1/" xmlns:office="urn:oasis:names:tc:opendocument:xmlns:office:1.0" xmlns:xlink="http://www.w3.org/1999/xlink" xmlns:ooo="http://openoffice.org/2004/office" xmlns:table="urn:oasis:names:tc:opendocument:xmlns:table:1.0" xmlns:style="urn:oasis:names:tc:opendocument:xmlns:style:1.0" xmlns:text="urn:oasis:names:tc:opendocument:xmlns:text:1.0" xmlns:draw="urn:oasis:names:tc:opendocument:xmlns:drawing:1.0" xmlns:ooow="http://openoffice.org/2004/writer" xmlns:officeooo="http://openoffice.org/2009/office" xmlns:dr3d="urn:oasis:names:tc:opendocument:xmlns:dr3d:1.0" xmlns:svg="urn:oasis:names:tc:opendocument:xmlns:svg-compatible:1.0" xmlns:css3t="http://www.w3.org/TR/css3-text/" xmlns:chart="urn:oasis:names:tc:opendocument:xmlns:chart:1.0" xmlns:rpt="http://openoffice.org/2005/report" xmlns:field="urn:openoffice:names:experimental:ooo-ms-interop:xmlns:field:1.0" xmlns:number="urn:oasis:names:tc:opendocument:xmlns:datastyle:1.0" office:version="1.2">
  <office:scripts/>
  <office:font-face-decls>
    <style:font-face style:name="OpenSymbol" svg:font-family="OpenSymbol" style:font-charset="x-symbol"/>
    <style:font-face style:name="IBM Plex Sans Devanagari1" svg:font-family="'IBM Plex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IBM Plex Sans Devanagari" svg:font-family="'IBM Plex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paragraph-properties fo:padding="0in" fo:border="none"/>
      <style:text-properties loext:padding="0in" loext:border="none"/>
    </style:style>
    <style:style style:name="P2" style:family="paragraph" style:parent-style-name="Heading_20_3">
      <style:paragraph-properties fo:padding="0in" fo:border="none"/>
      <style:text-properties loext:padding="0in" loext:border="none"/>
    </style:style>
    <style:style style:name="P3" style:family="paragraph" style:parent-style-name="Preformatted_20_Text">
      <style:paragraph-properties fo:margin-top="0in" fo:margin-bottom="0.1965in" loext:contextual-spacing="false" fo:padding="0in" fo:border="none"/>
    </style:style>
    <style:style style:name="P4" style:family="paragraph" style:parent-style-name="Preformatted_20_Text">
      <style:paragraph-properties fo:padding="0in" fo:border="none"/>
    </style:style>
    <style:style style:name="P5" style:family="paragraph" style:parent-style-name="Standard">
      <style:paragraph-properties fo:margin-top="0in" fo:margin-bottom="0.1965in" loext:contextual-spacing="false"/>
      <style:text-properties loext:padding="0in" loext:border="none"/>
    </style:style>
    <style:style style:name="P6" style:family="paragraph" style:parent-style-name="Text_20_body">
      <style:text-properties loext:padding="0in" loext:border="none"/>
    </style:style>
    <style:style style:name="P7" style:family="paragraph" style:parent-style-name="Text_20_body">
      <style:paragraph-properties fo:padding="0in" fo:border="none"/>
    </style:style>
    <style:style style:name="P8" style:family="paragraph" style:parent-style-name="Text_20_body" style:list-style-name="L1">
      <style:paragraph-properties fo:padding="0in" fo:border="none"/>
    </style:style>
    <style:style style:name="P9" style:family="paragraph" style:parent-style-name="Text_20_body">
      <style:paragraph-properties fo:padding="0in" fo:border="none"/>
      <style:text-properties loext:padding="0in" loext:border="none"/>
    </style:style>
    <style:style style:name="P10" style:family="paragraph" style:parent-style-name="Text_20_body" style:list-style-name="L1">
      <style:paragraph-properties fo:padding="0in" fo:border="none"/>
      <style:text-properties loext:padding="0in" loext:border="none"/>
    </style:style>
    <style:style style:name="P11" style:family="paragraph" style:parent-style-name="Text_20_body" style:list-style-name="L2">
      <style:paragraph-properties fo:padding="0in" fo:border="none"/>
    </style:style>
    <style:style style:name="P12" style:family="paragraph" style:parent-style-name="Text_20_body" style:list-style-name="L3">
      <style:paragraph-properties fo:padding="0in" fo:border="none"/>
    </style:style>
    <style:style style:name="P13" style:family="paragraph" style:parent-style-name="Text_20_body" style:list-style-name="L4">
      <style:paragraph-properties fo:padding="0in" fo:border="none"/>
    </style:style>
    <style:style style:name="P14" style:family="paragraph" style:parent-style-name="Text_20_body" style:list-style-name="L5">
      <style:paragraph-properties fo:padding="0in" fo:border="none"/>
    </style:style>
    <style:style style:name="P15" style:family="paragraph" style:parent-style-name="Text_20_body" style:list-style-name="L6">
      <style:paragraph-properties fo:padding="0in" fo:border="none"/>
    </style:style>
    <style:style style:name="P16" style:family="paragraph" style:parent-style-name="Text_20_body" style:list-style-name="L7">
      <style:paragraph-properties fo:padding="0in" fo:border="none"/>
    </style:style>
    <style:style style:name="P17" style:family="paragraph" style:parent-style-name="Text_20_body">
      <style:paragraph-properties fo:margin-top="0in" fo:margin-bottom="0in" loext:contextual-spacing="false"/>
      <style:text-properties loext:padding="0in" loext:border="none"/>
    </style:style>
    <style:style style:name="T1" style:family="text">
      <style:text-properties loext:padding="0in" loext:border="none"/>
    </style:style>
    <style:style style:name="T2" style:family="text">
      <style:text-properties loext:padding="0.0193in" loext:border="0.74pt solid #000000"/>
    </style:style>
    <text:list-style style:name="L1">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I have a dashboard application with a REST backend and a simple UI frontend. The backend has an OpenAPI documentation. The application stores simple data and files and the data can be viewed on the UI. Please create a use case description of the application based on the following OpenAPI documetation. {"openapi":"3.0.1","info":{"title":"OpenAPI definition","version":"v0"},"servers":[{"url":"http://localhost:8080","description":"Generated server url"}],"paths":{"/api/file":{"get":{"tags":["api-controller"],"operationId":"getAllFiles","responses":{"200":{"description":"OK","content":{"*/*":{"schema":{"type":"array","items":{"$ref":"#/components/schemas/FileResponse"}}}}}}},"post":{"tags":["api-controller"],"operationId":"uploadFile","requestBody":{"content":{"application/json":{"schema":{"required":["file"],"type":"object","properties":{"file":{"type":"string","format":"binary"}}}}}},"responses":{"200":{"description":"OK","content":{"*/*":{"schema":{"type":"string"}}}}}}},"/api/data/{domain}/{category}/{entry}":{"post":{"tags":["api-controller"],"operationId":"createNewData","parameters":[{"name":"domain","in":"path","required":true,"schema":{"type":"string"}},{"name":"category","in":"path","required":true,"schema":{"type":"string"}},{"name":"entry","in":"path","required":true,"schema":{"type":"string"}}],"requestBody":{"content":{"application/json":{"schema":{"$ref":"#/components/schemas/DataRequest"}}},"required":true},"responses":{"200":{"description":"OK","content":{"*/*":{"schema":{"type":"string"}}}}}},"delete":{"tags":["api-controller"],"operationId":"deleteData","parameters":[{"name":"domain","in":"path","required":true,"schema":{"type":"string"}},{"name":"category","in":"path","required":true,"schema":{"type":"string"}},{"name":"entry","in":"path","required":true,"schema":{"type":"string"}},{"name":"softDelete","in":"query","required":false,"schema":{"type":"string","default":"true"}}],"responses":{"200":{"description":"OK","content":{"*/*":{"schema":{"type":"string"}}}}}}},"/api/data/{domain}/{category}/{entry}/{level0}":{"post":{"tags":["api-controller"],"operationId":"createNewDataLevel0","parameters":[{"name":"domain","in":"path","required":true,"schema":{"type":"string"}},{"name":"category","in":"path","required":true,"schema":{"type":"string"}},{"name":"entry","in":"path","required":true,"schema":{"type":"string"}},{"name":"level0","in":"path","required":true,"schema":{"type":"string"}}],"responses":{"200":{"description":"OK","content":{"*/*":{"schema":{"type":"string"}}}}}}},"/api/data/{domain}/{category}/{entry}/{level0}/{level1}":{"post":{"tags":["api-controller"],"operationId":"createNewDataLevel0_1","parameters":[{"name":"domain","in":"path","required":true,"schema":{"type":"string"}},{"name":"category","in":"path","required":true,"schema":{"type":"string"}},{"name":"entry","in":"path","required":true,"schema":{"type":"string"}},{"name":"level0","in":"path","required":true,"schema":{"type":"string"}},{"name":"level1","in":"path","required":true,"schema":{"type":"string"}}],"responses":{"200":{"description":"OK","content":{"*/*":{"schema":{"type":"string"}}}}}}},"/api/data/{domain}/{category}/{entry}/{level0}/{level1}/{level2}":{"post":{"tags":["api-controller"],"operationId":"createNewDataLevel0_2","parameters":[{"name":"domain","in":"path","required":true,"schema":{"type":"string"}},{"name":"category","in":"path","required":true,"schema":{"type":"string"}},{"name":"entry","in":"path","required":true,"schema":{"type":"string"}},{"name":"level0","in":"path","required":true,"schema":{"type":"string"}},{"name":"level1","in":"path","required":true,"schema":{"type":"string"}},{"name":"level2","in":"path","required":true,"schema":{"type":"string"}}],"responses":{"200":{"description":"OK","content":{"*/*":{"schema":{"type":"string"}}}}}}},"/api/file/{fileId}":{"get":<text:soft-page-break/>{"tags":["api-controller"],"operationId":"getFileContent","parameters":[{"name":"fileId","in":"path","required":true,"schema":{"type":"string"}}],"responses":{"200":{"description":"OK","content":{"*/*":{"schema":{"type":"string","format":"binary"}}}}}},"delete":{"tags":["api-controller"],"operationId":"deleteFileContent","parameters":[{"name":"fileId","in":"path","required":true,"schema":{"type":"string"}}],"responses":{"200":{"description":"OK"}}}},"/api/data":{"get":{"tags":["api-controller"],"operationId":"dataEntries","responses":{"200":{"description":"OK","content":{"*/*":{"schema":{"type":"array","items":{"$ref":"#/components/schemas/DataResponse"}}}}}}}},"/api/data/{domain}":{"get":{"tags":["api-controller"],"operationId":"getDomainData","parameters":[{"name":"domain","in":"path","required":true,"schema":{"type":"string"}}],"responses":{"200":{"description":"OK","content":{"*/*":{"schema":{"type":"array","items":{"$ref":"#/components/schemas/DataResponse"}}}}}}},"delete":{"tags":["api-controller"],"operationId":"deleteCategory","parameters":[{"name":"domain","in":"path","required":true,"schema":{"type":"string"}}],"responses":{"200":{"description":"OK","content":{"*/*":{"schema":{"type":"string"}}}}}}},"/api/data/{domain}/{category}":{"get":{"tags":["api-controller"],"operationId":"getDomainData_1","parameters":[{"name":"domain","in":"path","required":true,"schema":{"type":"string"}},{"name":"category","in":"path","required":true,"schema":{"type":"string"}}],"responses":{"200":{"description":"OK","content":{"*/*":{"schema":{"type":"array","items":{"$ref":"#/components/schemas/DataResponse"}}}}}}},"delete":{"tags":["api-controller"],"operationId":"deleteCategory_1","parameters":[{"name":"domain","in":"path","required":true,"schema":{"type":"string"}},{"name":"category","in":"path","required":true,"schema":{"type":"string"}}],"responses":{"200":{"description":"OK","content":{"*/*":{"schema":{"type":"string"}}}}}}}},"components":{"schemas":{"DataRequest":{"type":"object","properties":{"level0":{"type":"string"},"level1":{"type":"string"},"level2":{"type":"string"},"level3":{"type":"string"},"level4":{"type":"string"},"level5":{"type":"string"},"level6":{"type":"string"},"level7":{"type":"string"}}},"FileResponse":{"type":"object","properties":{"id":{"type":"integer","format":"int64"},"fileName":{"type":"string"},"mimeType":{"type":"string"},"createTime":{"type":"string","format":"date-time"},"inputStream":{"type":"object"}}},"DataResponse":{"type":"object","properties":{"domain":{"type":"string"},"category":{"type":"string"},"entry":{"type":"string"},"level0":{"type":"string"},"level1":{"type":"string"},"level2":{"type":"string"},"level3":{"type":"string"},"level4":{"type":"string"},"level5":{"type":"string"},"level6":{"type":"string"},"level7":{"type":"string"},"lastModified":{"type":"string","format":"date-time"}}}}}}</text:p>
      <text:h text:style-name="P1" text:outline-level="2">Copilot</text:h>
      <text:p text:style-name="P7"><text:span text:style-name="Strong_20_Emphasis"><text:span text:style-name="T1">Use Case Description for Your Dashboard Application</text:span></text:span></text:p>
      <text:p text:style-name="P7"><text:span text:style-name="Strong_20_Emphasis"><text:span text:style-name="T1">Overview</text:span></text:span><text:span text:style-name="T1">: This dashboard application features a REST backend and a simple UI frontend, with backend documentation provided by OpenAPI. The application is designed to store simple data and files, which can be viewed and managed through the UI.</text:span></text:p>
      <text:h text:style-name="P2" text:outline-level="3">Key Functionalities:</text:h>
      <text:list xml:id="list2010997786" text:style-name="L1">
        <text:list-item>
          <text:p text:style-name="P8"><text:span text:style-name="Strong_20_Emphasis"><text:span text:style-name="T1">File Management</text:span></text:span><text:span text:style-name="T1">:</text:span></text:p>
          <text:list>
            <text:list-item>
              <text:p text:style-name="P8"><text:soft-page-break/><text:span text:style-name="Strong_20_Emphasis"><text:span text:style-name="T1">Upload File</text:span></text:span><text:span text:style-name="T1">:</text:span></text:p>
              <text:list>
                <text:list-item>
                  <text:p text:style-name="P8"><text:span text:style-name="T1">Endpoint: </text:span><text:span text:style-name="Source_20_Text"><text:span text:style-name="T2">POST /api/file</text:span></text:span></text:p>
                </text:list-item>
                <text:list-item>
                  <text:p text:style-name="P10">Request Body: Accepts a binary file.</text:p>
                </text:list-item>
                <text:list-item>
                  <text:p text:style-name="P10">Response: Returns the uploaded file's ID.</text:p>
                </text:list-item>
              </text:list>
            </text:list-item>
            <text:list-item>
              <text:p text:style-name="P8"><text:span text:style-name="Strong_20_Emphasis"><text:span text:style-name="T1">Retrieve All Files</text:span></text:span><text:span text:style-name="T1">:</text:span></text:p>
              <text:list>
                <text:list-item>
                  <text:p text:style-name="P8"><text:span text:style-name="T1">Endpoint: </text:span><text:span text:style-name="Source_20_Text"><text:span text:style-name="T2">GET /api/file</text:span></text:span></text:p>
                </text:list-item>
                <text:list-item>
                  <text:p text:style-name="P10">Response: Returns a list of all files stored in the system.</text:p>
                </text:list-item>
              </text:list>
            </text:list-item>
            <text:list-item>
              <text:p text:style-name="P8"><text:span text:style-name="Strong_20_Emphasis"><text:span text:style-name="T1">Retrieve Specific File</text:span></text:span><text:span text:style-name="T1">:</text:span></text:p>
              <text:list>
                <text:list-item>
                  <text:p text:style-name="P8"><text:span text:style-name="T1">Endpoint: </text:span><text:span text:style-name="Source_20_Text"><text:span text:style-name="T2">GET /api/file/{fileId}</text:span></text:span></text:p>
                </text:list-item>
                <text:list-item>
                  <text:p text:style-name="P8"><text:span text:style-name="T1">Parameters: </text:span><text:span text:style-name="Source_20_Text"><text:span text:style-name="T2">fileId</text:span></text:span><text:span text:style-name="T1"> (string)</text:span></text:p>
                </text:list-item>
                <text:list-item>
                  <text:p text:style-name="P10">Response: Returns the content of the specified file.</text:p>
                </text:list-item>
              </text:list>
            </text:list-item>
            <text:list-item>
              <text:p text:style-name="P8"><text:span text:style-name="Strong_20_Emphasis"><text:span text:style-name="T1">Delete Specific File</text:span></text:span><text:span text:style-name="T1">:</text:span></text:p>
              <text:list>
                <text:list-item>
                  <text:p text:style-name="P8"><text:span text:style-name="T1">Endpoint: </text:span><text:span text:style-name="Source_20_Text"><text:span text:style-name="T2">DELETE /api/file/{fileId}</text:span></text:span></text:p>
                </text:list-item>
                <text:list-item>
                  <text:p text:style-name="P8"><text:span text:style-name="T1">Parameters: </text:span><text:span text:style-name="Source_20_Text"><text:span text:style-name="T2">fileId</text:span></text:span><text:span text:style-name="T1"> (string)</text:span></text:p>
                </text:list-item>
                <text:list-item>
                  <text:p text:style-name="P10">Response: Confirms file deletion.</text:p>
                </text:list-item>
              </text:list>
            </text:list-item>
          </text:list>
        </text:list-item>
        <text:list-item>
          <text:p text:style-name="P8"><text:span text:style-name="Strong_20_Emphasis"><text:span text:style-name="T1">Data Management</text:span></text:span><text:span text:style-name="T1">:</text:span></text:p>
          <text:list>
            <text:list-item>
              <text:p text:style-name="P8"><text:span text:style-name="Strong_20_Emphasis"><text:span text:style-name="T1">Create New Data Entry</text:span></text:span><text:span text:style-name="T1">:</text:span></text:p>
              <text:list>
                <text:list-item>
                  <text:p text:style-name="P8"><text:span text:style-name="T1">Endpoint: </text:span><text:span text:style-name="Source_20_Text"><text:span text:style-name="T2">POST /api/data/{domain}/{category}/{entry}</text:span></text:span></text:p>
                </text:list-item>
                <text:list-item>
                  <text:p text:style-name="P8"><text:span text:style-name="T1">Parameters: </text:span><text:span text:style-name="Source_20_Text"><text:span text:style-name="T2">domain</text:span></text:span><text:span text:style-name="T1">, </text:span><text:span text:style-name="Source_20_Text"><text:span text:style-name="T2">category</text:span></text:span><text:span text:style-name="T1">, </text:span><text:span text:style-name="Source_20_Text"><text:span text:style-name="T2">entry</text:span></text:span><text:span text:style-name="T1"> (all strings)</text:span></text:p>
                </text:list-item>
                <text:list-item>
                  <text:p text:style-name="P8"><text:span text:style-name="T1">Request Body: Data structure defined by </text:span><text:span text:style-name="Source_20_Text"><text:span text:style-name="T2">DataRequest</text:span></text:span><text:span text:style-name="T1">.</text:span></text:p>
                </text:list-item>
                <text:list-item>
                  <text:p text:style-name="P10">Response: Confirms data creation.</text:p>
                </text:list-item>
              </text:list>
            </text:list-item>
            <text:list-item>
              <text:p text:style-name="P8"><text:span text:style-name="Strong_20_Emphasis"><text:span text:style-name="T1">Delete Data Entry</text:span></text:span><text:span text:style-name="T1">:</text:span></text:p>
              <text:list>
                <text:list-item>
                  <text:p text:style-name="P8"><text:span text:style-name="T1">Endpoint: </text:span><text:span text:style-name="Source_20_Text"><text:span text:style-name="T2">DELETE /api/data/{domain}/{category}/{entry}</text:span></text:span></text:p>
                </text:list-item>
                <text:list-item>
                  <text:p text:style-name="P8"><text:span text:style-name="T1">Parameters: </text:span><text:span text:style-name="Source_20_Text"><text:span text:style-name="T2">domain</text:span></text:span><text:span text:style-name="T1">, </text:span><text:span text:style-name="Source_20_Text"><text:span text:style-name="T2">category</text:span></text:span><text:span text:style-name="T1">, </text:span><text:span text:style-name="Source_20_Text"><text:span text:style-name="T2">entry</text:span></text:span><text:span text:style-name="T1"> (all strings)</text:span></text:p>
                </text:list-item>
                <text:list-item>
                  <text:p text:style-name="P8"><text:span text:style-name="T1">Optional Query: </text:span><text:span text:style-name="Source_20_Text"><text:span text:style-name="T2">softDelete</text:span></text:span><text:span text:style-name="T1"> (default </text:span><text:span text:style-name="Source_20_Text"><text:span text:style-name="T2">true</text:span></text:span><text:span text:style-name="T1">)</text:span></text:p>
                </text:list-item>
                <text:list-item>
                  <text:p text:style-name="P10">Response: Confirms data deletion.</text:p>
                </text:list-item>
              </text:list>
            </text:list-item>
            <text:list-item>
              <text:p text:style-name="P8"><text:span text:style-name="Strong_20_Emphasis"><text:span text:style-name="T1">Retrieve All Data Entries</text:span></text:span><text:span text:style-name="T1">:</text:span></text:p>
              <text:list>
                <text:list-item>
                  <text:p text:style-name="P8"><text:soft-page-break/><text:span text:style-name="T1">Endpoint: </text:span><text:span text:style-name="Source_20_Text"><text:span text:style-name="T2">GET /api/data</text:span></text:span></text:p>
                </text:list-item>
                <text:list-item>
                  <text:p text:style-name="P10">Response: Returns a list of all data entries.</text:p>
                </text:list-item>
              </text:list>
            </text:list-item>
            <text:list-item>
              <text:p text:style-name="P8"><text:span text:style-name="Strong_20_Emphasis"><text:span text:style-name="T1">Retrieve Domain-Specific Data</text:span></text:span><text:span text:style-name="T1">:</text:span></text:p>
              <text:list>
                <text:list-item>
                  <text:p text:style-name="P8"><text:span text:style-name="T1">Endpoint: </text:span><text:span text:style-name="Source_20_Text"><text:span text:style-name="T2">GET /api/data/{domain}</text:span></text:span></text:p>
                </text:list-item>
                <text:list-item>
                  <text:p text:style-name="P8"><text:span text:style-name="T1">Parameters: </text:span><text:span text:style-name="Source_20_Text"><text:span text:style-name="T2">domain</text:span></text:span><text:span text:style-name="T1"> (string)</text:span></text:p>
                </text:list-item>
                <text:list-item>
                  <text:p text:style-name="P10">Response: Returns a list of data entries for the specified domain.</text:p>
                </text:list-item>
              </text:list>
            </text:list-item>
            <text:list-item>
              <text:p text:style-name="P8"><text:span text:style-name="Strong_20_Emphasis"><text:span text:style-name="T1">Delete Category</text:span></text:span><text:span text:style-name="T1">:</text:span></text:p>
              <text:list>
                <text:list-item>
                  <text:p text:style-name="P8"><text:span text:style-name="T1">Endpoint: </text:span><text:span text:style-name="Source_20_Text"><text:span text:style-name="T2">DELETE /api/data/{domain}/{category}</text:span></text:span></text:p>
                </text:list-item>
                <text:list-item>
                  <text:p text:style-name="P8"><text:span text:style-name="T1">Parameters: </text:span><text:span text:style-name="Source_20_Text"><text:span text:style-name="T2">domain</text:span></text:span><text:span text:style-name="T1">, </text:span><text:span text:style-name="Source_20_Text"><text:span text:style-name="T2">category</text:span></text:span><text:span text:style-name="T1"> (both strings)</text:span></text:p>
                </text:list-item>
                <text:list-item>
                  <text:p text:style-name="P10">Response: Confirms category deletion.</text:p>
                </text:list-item>
              </text:list>
            </text:list-item>
          </text:list>
        </text:list-item>
        <text:list-item>
          <text:p text:style-name="P8"><text:span text:style-name="Strong_20_Emphasis"><text:span text:style-name="T1">Data Hierarchy Management</text:span></text:span><text:span text:style-name="T1">:</text:span></text:p>
          <text:list>
            <text:list-item>
              <text:p text:style-name="P8"><text:span text:style-name="Strong_20_Emphasis"><text:span text:style-name="T1">Create Data at Different Levels</text:span></text:span><text:span text:style-name="T1">:</text:span></text:p>
              <text:list>
                <text:list-item>
                  <text:p text:style-name="P8"><text:span text:style-name="T1">Multiple endpoints to create hierarchical data entries at various levels, specified by path parameters such as </text:span><text:span text:style-name="Source_20_Text"><text:span text:style-name="T2">level0</text:span></text:span><text:span text:style-name="T1">, </text:span><text:span text:style-name="Source_20_Text"><text:span text:style-name="T2">level1</text:span></text:span><text:span text:style-name="T1">, etc.</text:span></text:p>
                </text:list-item>
              </text:list>
            </text:list-item>
          </text:list>
        </text:list-item>
      </text:list>
      <text:h text:style-name="P2" text:outline-level="3">Example Scenarios:</text:h>
      <text:list xml:id="list3597043544" text:style-name="L2">
        <text:list-item>
          <text:p text:style-name="P11"><text:span text:style-name="Strong_20_Emphasis"><text:span text:style-name="T1">Uploading a File</text:span></text:span><text:span text:style-name="T1">:</text:span></text:p>
          <text:list>
            <text:list-item>
              <text:p text:style-name="P11"><text:span text:style-name="T1">A user uploads a new file using the UI, which triggers a </text:span><text:span text:style-name="Source_20_Text"><text:span text:style-name="T2">POST</text:span></text:span><text:span text:style-name="T1"> request to </text:span><text:span text:style-name="Source_20_Text"><text:span text:style-name="T2">/api/file</text:span></text:span><text:span text:style-name="T1">. The backend stores the file and returns an ID for future reference.</text:span></text:p>
            </text:list-item>
          </text:list>
        </text:list-item>
        <text:list-item>
          <text:p text:style-name="P11"><text:span text:style-name="Strong_20_Emphasis"><text:span text:style-name="T1">Viewing All Files</text:span></text:span><text:span text:style-name="T1">:</text:span></text:p>
          <text:list>
            <text:list-item>
              <text:p text:style-name="P11"><text:span text:style-name="T1">On the dashboard, a user clicks to view all files, which triggers a </text:span><text:span text:style-name="Source_20_Text"><text:span text:style-name="T2">GET</text:span></text:span><text:span text:style-name="T1"> request to </text:span><text:span text:style-name="Source_20_Text"><text:span text:style-name="T2">/api/file</text:span></text:span><text:span text:style-name="T1">. The UI displays the list of files returned by the backend.</text:span></text:p>
            </text:list-item>
          </text:list>
        </text:list-item>
        <text:list-item>
          <text:p text:style-name="P11"><text:span text:style-name="Strong_20_Emphasis"><text:span text:style-name="T1">Creating a Data Entry</text:span></text:span><text:span text:style-name="T1">:</text:span></text:p>
          <text:list>
            <text:list-item>
              <text:p text:style-name="P11"><text:span text:style-name="T1">A user inputs new data into the form and submits it. This action triggers a </text:span><text:span text:style-name="Source_20_Text"><text:span text:style-name="T2">POST</text:span></text:span><text:span text:style-name="T1"> request to </text:span><text:span text:style-name="Source_20_Text"><text:span text:style-name="T2">/api/data/{domain}/{category}/{entry}</text:span></text:span><text:span text:style-name="T1">, storing the data in the backend.</text:span></text:p>
            </text:list-item>
          </text:list>
        </text:list-item>
        <text:list-item>
          <text:p text:style-name="P11"><text:span text:style-name="Strong_20_Emphasis"><text:span text:style-name="T1">Deleting a Specific Data Entry</text:span></text:span><text:span text:style-name="T1">:</text:span></text:p>
          <text:list>
            <text:list-item>
              <text:p text:style-name="P11"><text:span text:style-name="T1">From the UI, the user selects a data entry to delete. This sends a </text:span><text:span text:style-name="Source_20_Text"><text:span text:style-name="T2">DELETE</text:span></text:span><text:span text:style-name="T1"> request to </text:span><text:span text:style-name="Source_20_Text"><text:span text:style-name="T2">/api/data/{domain}/{category}/{entry}</text:span></text:span><text:span text:style-name="T1">, which removes the data.</text:span></text:p>
            </text:list-item>
          </text:list>
        </text:list-item>
      </text:list>
      <text:p text:style-name="P9"><text:soft-page-break/>This description encapsulates the primary use cases for managing files and data entries within your application. Happy coding! 😊</text:p>
      <text:h text:style-name="P1" text:outline-level="2">You</text:h>
      <text:p text:style-name="P6">could you give a more fluent description with more explanation?</text:p>
      <text:h text:style-name="P1" text:outline-level="2">Copilot</text:h>
      <text:p text:style-name="P9">Absolutely, let's flesh this out with more detail!</text:p>
      <text:h text:style-name="P2" text:outline-level="3">Use Case Description for Your Dashboard Application</text:h>
      <text:p text:style-name="P7"><text:span text:style-name="Strong_20_Emphasis"><text:span text:style-name="T1">Overview</text:span></text:span><text:span text:style-name="T1">: Your application features a REST backend, complete with OpenAPI documentation, and a user-friendly UI frontend. This setup allows for efficient storage and retrieval of simple data and files. Users can interact with the data and files through the UI, ensuring a smooth and integrated experience.</text:span></text:p>
      <text:h text:style-name="P2" text:outline-level="3">Key Functionalities:</text:h>
      <text:list xml:id="list1837280323" text:style-name="L3">
        <text:list-item>
          <text:p text:style-name="P12"><text:span text:style-name="Strong_20_Emphasis"><text:span text:style-name="T1">File Management</text:span></text:span><text:span text:style-name="T1">:</text:span></text:p>
          <text:list>
            <text:list-item>
              <text:p text:style-name="P12"><text:span text:style-name="Strong_20_Emphasis"><text:span text:style-name="T1">Upload File</text:span></text:span><text:span text:style-name="T1">: Users can upload files directly from the UI. When a file is uploaded, a </text:span><text:span text:style-name="Source_20_Text"><text:span text:style-name="T2">POST</text:span></text:span><text:span text:style-name="T1"> request is sent to the </text:span><text:span text:style-name="Source_20_Text"><text:span text:style-name="T2">/api/file</text:span></text:span><text:span text:style-name="T1"> endpoint. The backend processes this request, stores the file, and returns an identifier (ID) for the uploaded file. This ID can be used later to retrieve or manage the file.</text:span></text:p>
            </text:list-item>
            <text:list-item>
              <text:p text:style-name="P12"><text:span text:style-name="Strong_20_Emphasis"><text:span text:style-name="T1">Retrieve All Files</text:span></text:span><text:span text:style-name="T1">: Users can view a list of all uploaded files. This is done through a </text:span><text:span text:style-name="Source_20_Text"><text:span text:style-name="T2">GET</text:span></text:span><text:span text:style-name="T1"> request to the </text:span><text:span text:style-name="Source_20_Text"><text:span text:style-name="T2">/api/file</text:span></text:span><text:span text:style-name="T1"> endpoint. The backend responds with a list of all stored files, allowing users to see what has been uploaded at a glance.</text:span></text:p>
            </text:list-item>
            <text:list-item>
              <text:p text:style-name="P12"><text:span text:style-name="Strong_20_Emphasis"><text:span text:style-name="T1">Retrieve Specific File</text:span></text:span><text:span text:style-name="T1">: If a user wants to access the content of a specific file, they can do so via a </text:span><text:span text:style-name="Source_20_Text"><text:span text:style-name="T2">GET</text:span></text:span><text:span text:style-name="T1"> request to the </text:span><text:span text:style-name="Source_20_Text"><text:span text:style-name="T2">/api/file/{fileId}</text:span></text:span><text:span text:style-name="T1"> endpoint, where </text:span><text:span text:style-name="Source_20_Text"><text:span text:style-name="T2">fileId</text:span></text:span><text:span text:style-name="T1"> is the identifier of the file they want to retrieve. The backend will return the file's content.</text:span></text:p>
            </text:list-item>
            <text:list-item>
              <text:p text:style-name="P12"><text:span text:style-name="Strong_20_Emphasis"><text:span text:style-name="T1">Delete Specific File</text:span></text:span><text:span text:style-name="T1">: Users can delete a specific file using a </text:span><text:span text:style-name="Source_20_Text"><text:span text:style-name="T2">DELETE</text:span></text:span><text:span text:style-name="T1"> request to the </text:span><text:span text:style-name="Source_20_Text"><text:span text:style-name="T2">/api/file/{fileId}</text:span></text:span><text:span text:style-name="T1"> endpoint. This operation will remove the file from the storage, ensuring it is no longer accessible.</text:span></text:p>
            </text:list-item>
          </text:list>
        </text:list-item>
        <text:list-item>
          <text:p text:style-name="P12"><text:span text:style-name="Strong_20_Emphasis"><text:span text:style-name="T1">Data Management</text:span></text:span><text:span text:style-name="T1">:</text:span></text:p>
          <text:list>
            <text:list-item>
              <text:p text:style-name="P12"><text:span text:style-name="Strong_20_Emphasis"><text:span text:style-name="T1">Create New Data Entry</text:span></text:span><text:span text:style-name="T1">: Users can create new data entries by sending a </text:span><text:span text:style-name="Source_20_Text"><text:span text:style-name="T2">POST</text:span></text:span><text:span text:style-name="T1"> request to the </text:span><text:span text:style-name="Source_20_Text"><text:span text:style-name="T2">/api/data/{domain}/{category}/{entry}</text:span></text:span><text:span text:style-name="T1"> endpoint. The request includes the necessary parameters—</text:span><text:span text:style-name="Source_20_Text"><text:span text:style-name="T2">domain</text:span></text:span><text:span text:style-name="T1">, </text:span><text:span text:style-name="Source_20_Text"><text:span text:style-name="T2">category</text:span></text:span><text:span text:style-name="T1">, and </text:span><text:span text:style-name="Source_20_Text"><text:span text:style-name="T2">entry</text:span></text:span><text:span text:style-name="T1">—and the data to be stored. The backend processes this information and confirms the data entry creation.</text:span></text:p>
            </text:list-item>
            <text:list-item>
              <text:p text:style-name="P12"><text:soft-page-break/><text:span text:style-name="Strong_20_Emphasis"><text:span text:style-name="T1">Delete Data Entry</text:span></text:span><text:span text:style-name="T1">: Users can delete a specific data entry by sending a </text:span><text:span text:style-name="Source_20_Text"><text:span text:style-name="T2">DELETE</text:span></text:span><text:span text:style-name="T1"> request to the </text:span><text:span text:style-name="Source_20_Text"><text:span text:style-name="T2">/api/data/{domain}/{category}/{entry}</text:span></text:span><text:span text:style-name="T1"> endpoint. This request requires the </text:span><text:span text:style-name="Source_20_Text"><text:span text:style-name="T2">domain</text:span></text:span><text:span text:style-name="T1">, </text:span><text:span text:style-name="Source_20_Text"><text:span text:style-name="T2">category</text:span></text:span><text:span text:style-name="T1">, and </text:span><text:span text:style-name="Source_20_Text"><text:span text:style-name="T2">entry</text:span></text:span><text:span text:style-name="T1"> parameters. An optional </text:span><text:span text:style-name="Source_20_Text"><text:span text:style-name="T2">softDelete</text:span></text:span><text:span text:style-name="T1"> query parameter can be included, with </text:span><text:span text:style-name="Source_20_Text"><text:span text:style-name="T2">true</text:span></text:span><text:span text:style-name="T1"> being the default value, allowing for a less permanent deletion.</text:span></text:p>
            </text:list-item>
            <text:list-item>
              <text:p text:style-name="P12"><text:span text:style-name="Strong_20_Emphasis"><text:span text:style-name="T1">Retrieve All Data Entries</text:span></text:span><text:span text:style-name="T1">: By sending a </text:span><text:span text:style-name="Source_20_Text"><text:span text:style-name="T2">GET</text:span></text:span><text:span text:style-name="T1"> request to the </text:span><text:span text:style-name="Source_20_Text"><text:span text:style-name="T2">/api/data</text:span></text:span><text:span text:style-name="T1"> endpoint, users can retrieve a list of all data entries stored in the system. This helps in keeping track of all available data.</text:span></text:p>
            </text:list-item>
            <text:list-item>
              <text:p text:style-name="P12"><text:span text:style-name="Strong_20_Emphasis"><text:span text:style-name="T1">Retrieve Domain-Specific Data</text:span></text:span><text:span text:style-name="T1">: Users can filter data based on the domain by sending a </text:span><text:span text:style-name="Source_20_Text"><text:span text:style-name="T2">GET</text:span></text:span><text:span text:style-name="T1"> request to the </text:span><text:span text:style-name="Source_20_Text"><text:span text:style-name="T2">/api/data/{domain}</text:span></text:span><text:span text:style-name="T1"> endpoint. This will return all data entries associated with the specified domain.</text:span></text:p>
            </text:list-item>
            <text:list-item>
              <text:p text:style-name="P12"><text:span text:style-name="Strong_20_Emphasis"><text:span text:style-name="T1">Delete Category</text:span></text:span><text:span text:style-name="T1">: To delete a category, users can send a </text:span><text:span text:style-name="Source_20_Text"><text:span text:style-name="T2">DELETE</text:span></text:span><text:span text:style-name="T1"> request to the </text:span><text:span text:style-name="Source_20_Text"><text:span text:style-name="T2">/api/data/{domain}/{category}</text:span></text:span><text:span text:style-name="T1"> endpoint, specifying the domain and category to be deleted. The backend will confirm the deletion.</text:span></text:p>
            </text:list-item>
          </text:list>
        </text:list-item>
        <text:list-item>
          <text:p text:style-name="P12"><text:span text:style-name="Strong_20_Emphasis"><text:span text:style-name="T1">Data Hierarchy Management</text:span></text:span><text:span text:style-name="T1">:</text:span></text:p>
          <text:list>
            <text:list-item>
              <text:p text:style-name="P12"><text:span text:style-name="Strong_20_Emphasis"><text:span text:style-name="T1">Create Data at Different Levels</text:span></text:span><text:span text:style-name="T1">: The application supports the creation of hierarchical data entries at multiple levels. Various endpoints allow users to specify different levels (e.g., </text:span><text:span text:style-name="Source_20_Text"><text:span text:style-name="T2">level0</text:span></text:span><text:span text:style-name="T1">, </text:span><text:span text:style-name="Source_20_Text"><text:span text:style-name="T2">level1</text:span></text:span><text:span text:style-name="T1">, etc.) within the path parameters. For example, creating data at </text:span><text:span text:style-name="Source_20_Text"><text:span text:style-name="T2">level0</text:span></text:span><text:span text:style-name="T1"> would involve a </text:span><text:span text:style-name="Source_20_Text"><text:span text:style-name="T2">POST</text:span></text:span><text:span text:style-name="T1"> request to the </text:span><text:span text:style-name="Source_20_Text"><text:span text:style-name="T2">/api/data/{domain}/{category}/{entry}/{level0}</text:span></text:span><text:span text:style-name="T1"> endpoint, and similarly for other levels.</text:span></text:p>
            </text:list-item>
          </text:list>
        </text:list-item>
      </text:list>
      <text:h text:style-name="P2" text:outline-level="3">Example Scenarios:</text:h>
      <text:list xml:id="list4188342350" text:style-name="L4">
        <text:list-item>
          <text:p text:style-name="P13"><text:span text:style-name="Strong_20_Emphasis"><text:span text:style-name="T1">Uploading a File</text:span></text:span><text:span text:style-name="T1">:</text:span></text:p>
          <text:list>
            <text:list-item>
              <text:p text:style-name="P13"><text:span text:style-name="T1">A user wants to store a new document in the system. They navigate to the file upload section in the UI, select their file, and click upload. This action triggers a </text:span><text:span text:style-name="Source_20_Text"><text:span text:style-name="T2">POST</text:span></text:span><text:span text:style-name="T1"> request to </text:span><text:span text:style-name="Source_20_Text"><text:span text:style-name="T2">/api/file</text:span></text:span><text:span text:style-name="T1">. The backend receives the file, stores it, and returns an ID, which the user can use to access this file in the future.</text:span></text:p>
            </text:list-item>
          </text:list>
        </text:list-item>
        <text:list-item>
          <text:p text:style-name="P13"><text:span text:style-name="Strong_20_Emphasis"><text:span text:style-name="T1">Viewing All Files</text:span></text:span><text:span text:style-name="T1">:</text:span></text:p>
          <text:list>
            <text:list-item>
              <text:p text:style-name="P13"><text:span text:style-name="T1">On the dashboard, a user clicks on a button to view all files. This action sends a </text:span><text:span text:style-name="Source_20_Text"><text:span text:style-name="T2">GET</text:span></text:span><text:span text:style-name="T1"> request to </text:span><text:span text:style-name="Source_20_Text"><text:span text:style-name="T2">/api/file</text:span></text:span><text:span text:style-name="T1">. The backend returns a list of all files, which are then displayed on the UI, allowing the user to see all available files.</text:span></text:p>
            </text:list-item>
          </text:list>
        </text:list-item>
        <text:list-item>
          <text:p text:style-name="P13"><text:span text:style-name="Strong_20_Emphasis"><text:span text:style-name="T1">Creating a Data Entry</text:span></text:span><text:span text:style-name="T1">:</text:span></text:p>
          <text:list>
            <text:list-item>
              <text:p text:style-name="P13"><text:soft-page-break/><text:span text:style-name="T1">A user needs to add a new piece of data. They fill out the required fields in the UI and submit the form. This sends a </text:span><text:span text:style-name="Source_20_Text"><text:span text:style-name="T2">POST</text:span></text:span><text:span text:style-name="T1"> request to </text:span><text:span text:style-name="Source_20_Text"><text:span text:style-name="T2">/api/data/{domain}/{category}/{entry}</text:span></text:span><text:span text:style-name="T1"> with the provided data. The backend processes this request and stores the new data entry.</text:span></text:p>
            </text:list-item>
          </text:list>
        </text:list-item>
        <text:list-item>
          <text:p text:style-name="P13"><text:span text:style-name="Strong_20_Emphasis"><text:span text:style-name="T1">Deleting a Specific Data Entry</text:span></text:span><text:span text:style-name="T1">:</text:span></text:p>
          <text:list>
            <text:list-item>
              <text:p text:style-name="P13"><text:span text:style-name="T1">From the UI, the user selects an existing data entry they wish to delete and confirms the deletion. This action sends a </text:span><text:span text:style-name="Source_20_Text"><text:span text:style-name="T2">DELETE</text:span></text:span><text:span text:style-name="T1"> request to </text:span><text:span text:style-name="Source_20_Text"><text:span text:style-name="T2">/api/data/{domain}/{category}/{entry}</text:span></text:span><text:span text:style-name="T1">. The backend deletes the specified data entry, removing it from the storage.</text:span></text:p>
            </text:list-item>
          </text:list>
        </text:list-item>
      </text:list>
      <text:p text:style-name="P9">Your application seamlessly integrates data and file management, allowing users to interact with their data efficiently and effectively. Happy coding! 😊</text:p>
      <text:h text:style-name="P1" text:outline-level="2">You</text:h>
      <text:p text:style-name="P6">identify all the test scenarios to reach a high test coverage. also include invalid test input and expect the correct HTTP response code.</text:p>
      <text:h text:style-name="P1" text:outline-level="2">Copilot</text:h>
      <text:p text:style-name="P9">Got it! To ensure comprehensive test coverage for your dashboard application, let's break down the test scenarios for each endpoint, including both valid and invalid test inputs.</text:p>
      <text:h text:style-name="P2" text:outline-level="3">File Management Scenarios</text:h>
      <text:list xml:id="list3098449855" text:style-name="L5">
        <text:list-item>
          <text:p text:style-name="P14"><text:span text:style-name="Strong_20_Emphasis"><text:span text:style-name="T1">Upload File</text:span></text:span><text:span text:style-name="T1"> (</text:span><text:span text:style-name="Source_20_Text"><text:span text:style-name="T2">POST /api/file</text:span></text:span><text:span text:style-name="T1">)</text:span></text:p>
          <text:list>
            <text:list-item>
              <text:p text:style-name="P14"><text:span text:style-name="Strong_20_Emphasis"><text:span text:style-name="T1">Valid Input</text:span></text:span><text:span text:style-name="T1">: Upload a file with valid binary content.</text:span></text:p>
              <text:list>
                <text:list-item>
                  <text:p text:style-name="P14"><text:span text:style-name="Strong_20_Emphasis"><text:span text:style-name="T1">Expected Response</text:span></text:span><text:span text:style-name="T1">: 200 OK</text:span></text:p>
                </text:list-item>
              </text:list>
            </text:list-item>
            <text:list-item>
              <text:p text:style-name="P14"><text:span text:style-name="Strong_20_Emphasis"><text:span text:style-name="T1">Invalid Input</text:span></text:span><text:span text:style-name="T1">: Upload without file content.</text:span></text:p>
              <text:list>
                <text:list-item>
                  <text:p text:style-name="P14"><text:span text:style-name="Strong_20_Emphasis"><text:span text:style-name="T1">Expected Response</text:span></text:span><text:span text:style-name="T1">: 400 Bad Request</text:span></text:p>
                </text:list-item>
              </text:list>
            </text:list-item>
          </text:list>
        </text:list-item>
        <text:list-item>
          <text:p text:style-name="P14"><text:span text:style-name="Strong_20_Emphasis"><text:span text:style-name="T1">Retrieve All Files</text:span></text:span><text:span text:style-name="T1"> (</text:span><text:span text:style-name="Source_20_Text"><text:span text:style-name="T2">GET /api/file</text:span></text:span><text:span text:style-name="T1">)</text:span></text:p>
          <text:list>
            <text:list-item>
              <text:p text:style-name="P14"><text:span text:style-name="Strong_20_Emphasis"><text:span text:style-name="T1">Valid Input</text:span></text:span><text:span text:style-name="T1">: Retrieve when there are files.</text:span></text:p>
              <text:list>
                <text:list-item>
                  <text:p text:style-name="P14"><text:span text:style-name="Strong_20_Emphasis"><text:span text:style-name="T1">Expected Response</text:span></text:span><text:span text:style-name="T1">: 200 OK</text:span></text:p>
                </text:list-item>
              </text:list>
            </text:list-item>
            <text:list-item>
              <text:p text:style-name="P14"><text:span text:style-name="Strong_20_Emphasis"><text:span text:style-name="T1">Valid Input</text:span></text:span><text:span text:style-name="T1">: Retrieve when no files exist.</text:span></text:p>
              <text:list>
                <text:list-item>
                  <text:p text:style-name="P14"><text:span text:style-name="Strong_20_Emphasis"><text:span text:style-name="T1">Expected Response</text:span></text:span><text:span text:style-name="T1">: 200 OK</text:span></text:p>
                </text:list-item>
              </text:list>
            </text:list-item>
          </text:list>
        </text:list-item>
        <text:list-item>
          <text:p text:style-name="P14"><text:span text:style-name="Strong_20_Emphasis"><text:span text:style-name="T1">Retrieve Specific File</text:span></text:span><text:span text:style-name="T1"> (</text:span><text:span text:style-name="Source_20_Text"><text:span text:style-name="T2">GET /api/file/{fileId}</text:span></text:span><text:span text:style-name="T1">)</text:span></text:p>
          <text:list>
            <text:list-item>
              <text:p text:style-name="P14"><text:soft-page-break/><text:span text:style-name="Strong_20_Emphasis"><text:span text:style-name="T1">Valid Input</text:span></text:span><text:span text:style-name="T1">: Retrieve a file using a valid </text:span><text:span text:style-name="Source_20_Text"><text:span text:style-name="T2">fileId</text:span></text:span><text:span text:style-name="T1">.</text:span></text:p>
              <text:list>
                <text:list-item>
                  <text:p text:style-name="P14"><text:span text:style-name="Strong_20_Emphasis"><text:span text:style-name="T1">Expected Response</text:span></text:span><text:span text:style-name="T1">: 200 OK</text:span></text:p>
                </text:list-item>
              </text:list>
            </text:list-item>
            <text:list-item>
              <text:p text:style-name="P14"><text:span text:style-name="Strong_20_Emphasis"><text:span text:style-name="T1">Invalid Input</text:span></text:span><text:span text:style-name="T1">: Use an invalid or non-existent </text:span><text:span text:style-name="Source_20_Text"><text:span text:style-name="T2">fileId</text:span></text:span><text:span text:style-name="T1">.</text:span></text:p>
              <text:list>
                <text:list-item>
                  <text:p text:style-name="P14"><text:span text:style-name="Strong_20_Emphasis"><text:span text:style-name="T1">Expected Response</text:span></text:span><text:span text:style-name="T1">: 404 Not Found</text:span></text:p>
                </text:list-item>
              </text:list>
            </text:list-item>
          </text:list>
        </text:list-item>
        <text:list-item>
          <text:p text:style-name="P14"><text:span text:style-name="Strong_20_Emphasis"><text:span text:style-name="T1">Delete Specific File</text:span></text:span><text:span text:style-name="T1"> (</text:span><text:span text:style-name="Source_20_Text"><text:span text:style-name="T2">DELETE /api/file/{fileId}</text:span></text:span><text:span text:style-name="T1">)</text:span></text:p>
          <text:list>
            <text:list-item>
              <text:p text:style-name="P14"><text:span text:style-name="Strong_20_Emphasis"><text:span text:style-name="T1">Valid Input</text:span></text:span><text:span text:style-name="T1">: Delete a file using a valid </text:span><text:span text:style-name="Source_20_Text"><text:span text:style-name="T2">fileId</text:span></text:span><text:span text:style-name="T1">.</text:span></text:p>
              <text:list>
                <text:list-item>
                  <text:p text:style-name="P14"><text:span text:style-name="Strong_20_Emphasis"><text:span text:style-name="T1">Expected Response</text:span></text:span><text:span text:style-name="T1">: 200 OK</text:span></text:p>
                </text:list-item>
              </text:list>
            </text:list-item>
            <text:list-item>
              <text:p text:style-name="P14"><text:span text:style-name="Strong_20_Emphasis"><text:span text:style-name="T1">Invalid Input</text:span></text:span><text:span text:style-name="T1">: Use an invalid or non-existent </text:span><text:span text:style-name="Source_20_Text"><text:span text:style-name="T2">fileId</text:span></text:span><text:span text:style-name="T1">.</text:span></text:p>
              <text:list>
                <text:list-item>
                  <text:p text:style-name="P14"><text:span text:style-name="Strong_20_Emphasis"><text:span text:style-name="T1">Expected Response</text:span></text:span><text:span text:style-name="T1">: 404 Not Found</text:span></text:p>
                </text:list-item>
              </text:list>
            </text:list-item>
          </text:list>
        </text:list-item>
      </text:list>
      <text:h text:style-name="P2" text:outline-level="3">Data Management Scenarios</text:h>
      <text:list xml:id="list639540898" text:style-name="L6">
        <text:list-item>
          <text:p text:style-name="P15"><text:span text:style-name="Strong_20_Emphasis"><text:span text:style-name="T1">Create New Data Entry</text:span></text:span><text:span text:style-name="T1"> (</text:span><text:span text:style-name="Source_20_Text"><text:span text:style-name="T2">POST /api/data/{domain}/{category}/{entry}</text:span></text:span><text:span text:style-name="T1">)</text:span></text:p>
          <text:list>
            <text:list-item>
              <text:p text:style-name="P15"><text:span text:style-name="Strong_20_Emphasis"><text:span text:style-name="T1">Valid Input</text:span></text:span><text:span text:style-name="T1">: Create an entry with correct domain, category, and entry parameters.</text:span></text:p>
              <text:list>
                <text:list-item>
                  <text:p text:style-name="P15"><text:span text:style-name="Strong_20_Emphasis"><text:span text:style-name="T1">Expected Response</text:span></text:span><text:span text:style-name="T1">: 200 OK</text:span></text:p>
                </text:list-item>
              </text:list>
            </text:list-item>
            <text:list-item>
              <text:p text:style-name="P15"><text:span text:style-name="Strong_20_Emphasis"><text:span text:style-name="T1">Invalid Input</text:span></text:span><text:span text:style-name="T1">: Missing required parameters or with empty values.</text:span></text:p>
              <text:list>
                <text:list-item>
                  <text:p text:style-name="P15"><text:span text:style-name="Strong_20_Emphasis"><text:span text:style-name="T1">Expected Response</text:span></text:span><text:span text:style-name="T1">: 400 Bad Request</text:span></text:p>
                </text:list-item>
              </text:list>
            </text:list-item>
          </text:list>
        </text:list-item>
        <text:list-item>
          <text:p text:style-name="P15"><text:span text:style-name="Strong_20_Emphasis"><text:span text:style-name="T1">Delete Data Entry</text:span></text:span><text:span text:style-name="T1"> (</text:span><text:span text:style-name="Source_20_Text"><text:span text:style-name="T2">DELETE /api/data/{domain}/{category}/{entry}</text:span></text:span><text:span text:style-name="T1">)</text:span></text:p>
          <text:list>
            <text:list-item>
              <text:p text:style-name="P15"><text:span text:style-name="Strong_20_Emphasis"><text:span text:style-name="T1">Valid Input</text:span></text:span><text:span text:style-name="T1">: Delete an entry using valid domain, category, and entry parameters.</text:span></text:p>
              <text:list>
                <text:list-item>
                  <text:p text:style-name="P15"><text:span text:style-name="Strong_20_Emphasis"><text:span text:style-name="T1">Expected Response</text:span></text:span><text:span text:style-name="T1">: 200 OK</text:span></text:p>
                </text:list-item>
              </text:list>
            </text:list-item>
            <text:list-item>
              <text:p text:style-name="P15"><text:span text:style-name="Strong_20_Emphasis"><text:span text:style-name="T1">Invalid Input</text:span></text:span><text:span text:style-name="T1">: Use invalid or non-existent parameters.</text:span></text:p>
              <text:list>
                <text:list-item>
                  <text:p text:style-name="P15"><text:span text:style-name="Strong_20_Emphasis"><text:span text:style-name="T1">Expected Response</text:span></text:span><text:span text:style-name="T1">: 404 Not Found</text:span></text:p>
                </text:list-item>
              </text:list>
            </text:list-item>
          </text:list>
        </text:list-item>
        <text:list-item>
          <text:p text:style-name="P15"><text:span text:style-name="Strong_20_Emphasis"><text:span text:style-name="T1">Retrieve All Data Entries</text:span></text:span><text:span text:style-name="T1"> (</text:span><text:span text:style-name="Source_20_Text"><text:span text:style-name="T2">GET /api/data</text:span></text:span><text:span text:style-name="T1">)</text:span></text:p>
          <text:list>
            <text:list-item>
              <text:p text:style-name="P15"><text:span text:style-name="Strong_20_Emphasis"><text:span text:style-name="T1">Valid Input</text:span></text:span><text:span text:style-name="T1">: Retrieve all entries.</text:span></text:p>
              <text:list>
                <text:list-item>
                  <text:p text:style-name="P15"><text:span text:style-name="Strong_20_Emphasis"><text:span text:style-name="T1">Expected Response</text:span></text:span><text:span text:style-name="T1">: 200 OK</text:span></text:p>
                </text:list-item>
              </text:list>
            </text:list-item>
          </text:list>
        </text:list-item>
        <text:list-item>
          <text:p text:style-name="P15"><text:span text:style-name="Strong_20_Emphasis"><text:span text:style-name="T1">Retrieve Domain-Specific Data</text:span></text:span><text:span text:style-name="T1"> (</text:span><text:span text:style-name="Source_20_Text"><text:span text:style-name="T2">GET /api/data/{domain}</text:span></text:span><text:span text:style-name="T1">)</text:span></text:p>
          <text:list>
            <text:list-item>
              <text:p text:style-name="P15"><text:span text:style-name="Strong_20_Emphasis"><text:span text:style-name="T1">Valid Input</text:span></text:span><text:span text:style-name="T1">: Retrieve data entries for a valid domain.</text:span></text:p>
              <text:list>
                <text:list-item>
                  <text:p text:style-name="P15"><text:span text:style-name="Strong_20_Emphasis"><text:span text:style-name="T1">Expected Response</text:span></text:span><text:span text:style-name="T1">: 200 OK</text:span></text:p>
                </text:list-item>
              </text:list>
            </text:list-item>
            <text:list-item>
              <text:p text:style-name="P15"><text:span text:style-name="Strong_20_Emphasis"><text:span text:style-name="T1">Invalid Input</text:span></text:span><text:span text:style-name="T1">: Use an invalid or non-existent domain.</text:span></text:p>
              <text:list>
                <text:list-item>
                  <text:p text:style-name="P15"><text:soft-page-break/><text:span text:style-name="Strong_20_Emphasis"><text:span text:style-name="T1">Expected Response</text:span></text:span><text:span text:style-name="T1">: 404 Not Found</text:span></text:p>
                </text:list-item>
              </text:list>
            </text:list-item>
          </text:list>
        </text:list-item>
        <text:list-item>
          <text:p text:style-name="P15"><text:span text:style-name="Strong_20_Emphasis"><text:span text:style-name="T1">Delete Category</text:span></text:span><text:span text:style-name="T1"> (</text:span><text:span text:style-name="Source_20_Text"><text:span text:style-name="T2">DELETE /api/data/{domain}/{category}</text:span></text:span><text:span text:style-name="T1">)</text:span></text:p>
          <text:list>
            <text:list-item>
              <text:p text:style-name="P15"><text:span text:style-name="Strong_20_Emphasis"><text:span text:style-name="T1">Valid Input</text:span></text:span><text:span text:style-name="T1">: Delete category using valid domain and category.</text:span></text:p>
              <text:list>
                <text:list-item>
                  <text:p text:style-name="P15"><text:span text:style-name="Strong_20_Emphasis"><text:span text:style-name="T1">Expected Response</text:span></text:span><text:span text:style-name="T1">: 200 OK</text:span></text:p>
                </text:list-item>
              </text:list>
            </text:list-item>
            <text:list-item>
              <text:p text:style-name="P15"><text:span text:style-name="Strong_20_Emphasis"><text:span text:style-name="T1">Invalid Input</text:span></text:span><text:span text:style-name="T1">: Use invalid or non-existent domain/category.</text:span></text:p>
              <text:list>
                <text:list-item>
                  <text:p text:style-name="P15"><text:span text:style-name="Strong_20_Emphasis"><text:span text:style-name="T1">Expected Response</text:span></text:span><text:span text:style-name="T1">: 404 Not Found</text:span></text:p>
                </text:list-item>
              </text:list>
            </text:list-item>
          </text:list>
        </text:list-item>
      </text:list>
      <text:h text:style-name="P2" text:outline-level="3">Data Hierarchy Management Scenarios</text:h>
      <text:list xml:id="list519586122" text:style-name="L7">
        <text:list-item>
          <text:p text:style-name="P16"><text:span text:style-name="Strong_20_Emphasis"><text:span text:style-name="T1">Create Data at Level 0</text:span></text:span><text:span text:style-name="T1"> (</text:span><text:span text:style-name="Source_20_Text"><text:span text:style-name="T2">POST /api/data/{domain}/{category}/{entry}/{level0}</text:span></text:span><text:span text:style-name="T1">)</text:span></text:p>
          <text:list>
            <text:list-item>
              <text:p text:style-name="P16"><text:span text:style-name="Strong_20_Emphasis"><text:span text:style-name="T1">Valid Input</text:span></text:span><text:span text:style-name="T1">: Create data at </text:span><text:span text:style-name="Source_20_Text"><text:span text:style-name="T2">level0</text:span></text:span><text:span text:style-name="T1"> with valid parameters.</text:span></text:p>
              <text:list>
                <text:list-item>
                  <text:p text:style-name="P16"><text:span text:style-name="Strong_20_Emphasis"><text:span text:style-name="T1">Expected Response</text:span></text:span><text:span text:style-name="T1">: 200 OK</text:span></text:p>
                </text:list-item>
              </text:list>
            </text:list-item>
            <text:list-item>
              <text:p text:style-name="P16"><text:span text:style-name="Strong_20_Emphasis"><text:span text:style-name="T1">Invalid Input</text:span></text:span><text:span text:style-name="T1">: Missing </text:span><text:span text:style-name="Source_20_Text"><text:span text:style-name="T2">level0</text:span></text:span><text:span text:style-name="T1"> parameter or incorrect values.</text:span></text:p>
              <text:list>
                <text:list-item>
                  <text:p text:style-name="P16"><text:span text:style-name="Strong_20_Emphasis"><text:span text:style-name="T1">Expected Response</text:span></text:span><text:span text:style-name="T1">: 400 Bad Request</text:span></text:p>
                </text:list-item>
              </text:list>
            </text:list-item>
          </text:list>
        </text:list-item>
        <text:list-item>
          <text:p text:style-name="P16"><text:span text:style-name="Strong_20_Emphasis"><text:span text:style-name="T1">Create Data at Level 0-1</text:span></text:span><text:span text:style-name="T1"> (</text:span><text:span text:style-name="Source_20_Text"><text:span text:style-name="T2">POST /api/data/{domain}/{category}/{entry}/{level0}/{level1}</text:span></text:span><text:span text:style-name="T1">)</text:span></text:p>
          <text:list>
            <text:list-item>
              <text:p text:style-name="P16"><text:span text:style-name="Strong_20_Emphasis"><text:span text:style-name="T1">Valid Input</text:span></text:span><text:span text:style-name="T1">: Create data at </text:span><text:span text:style-name="Source_20_Text"><text:span text:style-name="T2">level0</text:span></text:span><text:span text:style-name="T1"> and </text:span><text:span text:style-name="Source_20_Text"><text:span text:style-name="T2">level1</text:span></text:span><text:span text:style-name="T1"> with valid parameters.</text:span></text:p>
              <text:list>
                <text:list-item>
                  <text:p text:style-name="P16"><text:span text:style-name="Strong_20_Emphasis"><text:span text:style-name="T1">Expected Response</text:span></text:span><text:span text:style-name="T1">: 200 OK</text:span></text:p>
                </text:list-item>
              </text:list>
            </text:list-item>
            <text:list-item>
              <text:p text:style-name="P16"><text:span text:style-name="Strong_20_Emphasis"><text:span text:style-name="T1">Invalid Input</text:span></text:span><text:span text:style-name="T1">: Missing </text:span><text:span text:style-name="Source_20_Text"><text:span text:style-name="T2">level0</text:span></text:span><text:span text:style-name="T1"> or </text:span><text:span text:style-name="Source_20_Text"><text:span text:style-name="T2">level1</text:span></text:span><text:span text:style-name="T1"> parameter or incorrect values.</text:span></text:p>
              <text:list>
                <text:list-item>
                  <text:p text:style-name="P16"><text:span text:style-name="Strong_20_Emphasis"><text:span text:style-name="T1">Expected Response</text:span></text:span><text:span text:style-name="T1">: 400 Bad Request</text:span></text:p>
                </text:list-item>
              </text:list>
            </text:list-item>
          </text:list>
        </text:list-item>
        <text:list-item>
          <text:p text:style-name="P16"><text:span text:style-name="Strong_20_Emphasis"><text:span text:style-name="T1">Create Data at Level 0-2</text:span></text:span><text:span text:style-name="T1"> (</text:span><text:span text:style-name="Source_20_Text"><text:span text:style-name="T2">POST /api/data/{domain}/{category}/{entry}/{level0}/{level1}/{level2}</text:span></text:span><text:span text:style-name="T1">)</text:span></text:p>
          <text:list>
            <text:list-item>
              <text:p text:style-name="P16"><text:span text:style-name="Strong_20_Emphasis"><text:span text:style-name="T1">Valid Input</text:span></text:span><text:span text:style-name="T1">: Create data at </text:span><text:span text:style-name="Source_20_Text"><text:span text:style-name="T2">level0</text:span></text:span><text:span text:style-name="T1">, </text:span><text:span text:style-name="Source_20_Text"><text:span text:style-name="T2">level1</text:span></text:span><text:span text:style-name="T1">, and </text:span><text:span text:style-name="Source_20_Text"><text:span text:style-name="T2">level2</text:span></text:span><text:span text:style-name="T1"> with valid parameters.</text:span></text:p>
              <text:list>
                <text:list-item>
                  <text:p text:style-name="P16"><text:span text:style-name="Strong_20_Emphasis"><text:span text:style-name="T1">Expected Response</text:span></text:span><text:span text:style-name="T1">: 200 OK</text:span></text:p>
                </text:list-item>
              </text:list>
            </text:list-item>
            <text:list-item>
              <text:p text:style-name="P16"><text:span text:style-name="Strong_20_Emphasis"><text:span text:style-name="T1">Invalid Input</text:span></text:span><text:span text:style-name="T1">: Missing </text:span><text:span text:style-name="Source_20_Text"><text:span text:style-name="T2">level0</text:span></text:span><text:span text:style-name="T1">, </text:span><text:span text:style-name="Source_20_Text"><text:span text:style-name="T2">level1</text:span></text:span><text:span text:style-name="T1">, or </text:span><text:span text:style-name="Source_20_Text"><text:span text:style-name="T2">level2</text:span></text:span><text:span text:style-name="T1"> parameter or incorrect values.</text:span></text:p>
              <text:list>
                <text:list-item>
                  <text:p text:style-name="P16"><text:span text:style-name="Strong_20_Emphasis"><text:span text:style-name="T1">Expected Response</text:span></text:span><text:span text:style-name="T1">: 400 Bad Request</text:span></text:p>
                </text:list-item>
              </text:list>
            </text:list-item>
          </text:list>
        </text:list-item>
      </text:list>
      <text:p text:style-name="P9">These test scenarios cover a wide range of possible interactions with your application's endpoints. By testing these scenarios, you can ensure your application handles both valid and invalid inputs appropriately, maintaining robustness and reliability. Happy testing! 😊</text:p>
      <text:h text:style-name="P1" text:outline-level="2"><text:soft-page-break/>You</text:h>
      <text:p text:style-name="P6">Based on these test cases, create the Gherkin scenarios.</text:p>
      <text:h text:style-name="P1" text:outline-level="2">Copilot</text:h>
      <text:p text:style-name="P9">Let's turn those test scenarios into Gherkin scenarios! Here we go:</text:p>
      <text:h text:style-name="P2" text:outline-level="3">File Management Scenarios</text:h>
      <text:p text:style-name="P7"><text:span text:style-name="Strong_20_Emphasis"><text:span text:style-name="T1">Upload File</text:span></text:span></text:p>
      <text:p text:style-name="P17">Gherkin</text:p>
      <text:p text:style-name="P6">Copy</text:p>
      <text:p text:style-name="P4"><text:span text:style-name="Source_20_Text"><text:span text:style-name="T1">Feature: Upload File</text:span></text:span></text:p>
      <text:p text:style-name="P4"><text:span text:style-name="Source_20_Text"><text:span text:style-name="T1"><text:s text:c="2"/>Scenario: Successfully upload a file</text:span></text:span></text:p>
      <text:p text:style-name="P4"><text:span text:style-name="Source_20_Text"><text:span text:style-name="T1"><text:s text:c="4"/>Given a user has a binary file to upload</text:span></text:span></text:p>
      <text:p text:style-name="P4"><text:span text:style-name="Source_20_Text"><text:span text:style-name="T1"><text:s text:c="4"/>When the user uploads the file to "/api/file"</text:span></text:span></text:p>
      <text:p text:style-name="P4"><text:span text:style-name="Source_20_Text"><text:span text:style-name="T1"><text:s text:c="4"/>Then the response code should be 200</text:span></text:span></text:p>
      <text:p text:style-name="P4"/>
      <text:p text:style-name="P4"><text:span text:style-name="Source_20_Text"><text:span text:style-name="T1"><text:s text:c="2"/>Scenario: Fail to upload a file without content</text:span></text:span></text:p>
      <text:p text:style-name="P4"><text:span text:style-name="Source_20_Text"><text:span text:style-name="T1"><text:s text:c="4"/>Given a user tries to upload a file without binary content</text:span></text:span></text:p>
      <text:p text:style-name="P4"><text:span text:style-name="Source_20_Text"><text:span text:style-name="T1"><text:s text:c="4"/>When the user uploads the file to "/api/file"</text:span></text:span></text:p>
      <text:p text:style-name="P3"><text:span text:style-name="Source_20_Text"><text:span text:style-name="T1"><text:s text:c="4"/>Then the response code should be 400</text:span></text:span></text:p>
      <text:p text:style-name="P7"><text:span text:style-name="Strong_20_Emphasis"><text:span text:style-name="T1">Retrieve All Files</text:span></text:span></text:p>
      <text:p text:style-name="P17">Gherkin</text:p>
      <text:p text:style-name="P6">Copy</text:p>
      <text:p text:style-name="P4"><text:span text:style-name="Source_20_Text"><text:span text:style-name="T1">Feature: Retrieve All Files</text:span></text:span></text:p>
      <text:p text:style-name="P4"><text:span text:style-name="Source_20_Text"><text:span text:style-name="T1"><text:s text:c="2"/>Scenario: Successfully retrieve all files when files exist</text:span></text:span></text:p>
      <text:p text:style-name="P4"><text:span text:style-name="Source_20_Text"><text:span text:style-name="T1"><text:s text:c="4"/>Given there are files in the system</text:span></text:span></text:p>
      <text:p text:style-name="P4"><text:span text:style-name="Source_20_Text"><text:span text:style-name="T1"><text:s text:c="4"/>When the user retrieves all files from "/api/file"</text:span></text:span></text:p>
      <text:p text:style-name="P4"><text:span text:style-name="Source_20_Text"><text:span text:style-name="T1"><text:s text:c="4"/>Then the response code should be 200</text:span></text:span></text:p>
      <text:p text:style-name="P4"/>
      <text:p text:style-name="P4"><text:span text:style-name="Source_20_Text"><text:span text:style-name="T1"><text:s text:c="2"/>Scenario: Successfully retrieve all files when no files exist</text:span></text:span></text:p>
      <text:p text:style-name="P4"><text:span text:style-name="Source_20_Text"><text:span text:style-name="T1"><text:s text:c="4"/>Given there are no files in the system</text:span></text:span></text:p>
      <text:p text:style-name="P4"><text:span text:style-name="Source_20_Text"><text:span text:style-name="T1"><text:s text:c="4"/>When the user retrieves all files from "/api/file"</text:span></text:span></text:p>
      <text:p text:style-name="P3"><text:span text:style-name="Source_20_Text"><text:span text:style-name="T1"><text:s text:c="4"/>Then the response code should be 200</text:span></text:span></text:p>
      <text:p text:style-name="P7"><text:span text:style-name="Strong_20_Emphasis"><text:span text:style-name="T1">Retrieve Specific File</text:span></text:span></text:p>
      <text:p text:style-name="P17">Gherkin</text:p>
      <text:p text:style-name="P6">Copy</text:p>
      <text:p text:style-name="P4"><text:span text:style-name="Source_20_Text"><text:span text:style-name="T1">Feature: Retrieve Specific File</text:span></text:span></text:p>
      <text:p text:style-name="P4"><text:span text:style-name="Source_20_Text"><text:span text:style-name="T1"><text:s text:c="2"/>Scenario: Successfully retrieve a specific file by fileId</text:span></text:span></text:p>
      <text:p text:style-name="P4"><text:span text:style-name="Source_20_Text"><text:span text:style-name="T1"><text:s text:c="4"/>Given a file exists with fileId "123"</text:span></text:span></text:p>
      <text:p text:style-name="P4"><text:span text:style-name="Source_20_Text"><text:span text:style-name="T1"><text:s text:c="4"/>When the user retrieves the file from "/api/file/123"</text:span></text:span></text:p>
      <text:p text:style-name="P4"><text:span text:style-name="Source_20_Text"><text:span text:style-name="T1"><text:s text:c="4"/>Then the response code should be 200</text:span></text:span></text:p>
      <text:p text:style-name="P4"/>
      <text:p text:style-name="P4"><text:span text:style-name="Source_20_Text"><text:span text:style-name="T1"><text:s text:c="2"/>Scenario: Fail to retrieve a non-existent file by fileId</text:span></text:span></text:p>
      <text:p text:style-name="P4"><text:span text:style-name="Source_20_Text"><text:span text:style-name="T1"><text:s text:c="4"/>Given no file exists with fileId "999"</text:span></text:span></text:p>
      <text:p text:style-name="P4"><text:soft-page-break/><text:span text:style-name="Source_20_Text"><text:span text:style-name="T1"><text:s text:c="4"/>When the user retrieves the file from "/api/file/999"</text:span></text:span></text:p>
      <text:p text:style-name="P3"><text:span text:style-name="Source_20_Text"><text:span text:style-name="T1"><text:s text:c="4"/>Then the response code should be 404</text:span></text:span></text:p>
      <text:p text:style-name="P7"><text:span text:style-name="Strong_20_Emphasis"><text:span text:style-name="T1">Delete Specific File</text:span></text:span></text:p>
      <text:p text:style-name="P17">Gherkin</text:p>
      <text:p text:style-name="P6">Copy</text:p>
      <text:p text:style-name="P4"><text:span text:style-name="Source_20_Text"><text:span text:style-name="T1">Feature: Delete Specific File</text:span></text:span></text:p>
      <text:p text:style-name="P4"><text:span text:style-name="Source_20_Text"><text:span text:style-name="T1"><text:s text:c="2"/>Scenario: Successfully delete a specific file by fileId</text:span></text:span></text:p>
      <text:p text:style-name="P4"><text:span text:style-name="Source_20_Text"><text:span text:style-name="T1"><text:s text:c="4"/>Given a file exists with fileId "123"</text:span></text:span></text:p>
      <text:p text:style-name="P4"><text:span text:style-name="Source_20_Text"><text:span text:style-name="T1"><text:s text:c="4"/>When the user deletes the file from "/api/file/123"</text:span></text:span></text:p>
      <text:p text:style-name="P4"><text:span text:style-name="Source_20_Text"><text:span text:style-name="T1"><text:s text:c="4"/>Then the response code should be 200</text:span></text:span></text:p>
      <text:p text:style-name="P4"/>
      <text:p text:style-name="P4"><text:span text:style-name="Source_20_Text"><text:span text:style-name="T1"><text:s text:c="2"/>Scenario: Fail to delete a non-existent file by fileId</text:span></text:span></text:p>
      <text:p text:style-name="P4"><text:span text:style-name="Source_20_Text"><text:span text:style-name="T1"><text:s text:c="4"/>Given no file exists with fileId "999"</text:span></text:span></text:p>
      <text:p text:style-name="P4"><text:span text:style-name="Source_20_Text"><text:span text:style-name="T1"><text:s text:c="4"/>When the user deletes the file from "/api/file/999"</text:span></text:span></text:p>
      <text:p text:style-name="P3"><text:span text:style-name="Source_20_Text"><text:span text:style-name="T1"><text:s text:c="4"/>Then the response code should be 404</text:span></text:span></text:p>
      <text:h text:style-name="P2" text:outline-level="3">Data Management Scenarios</text:h>
      <text:p text:style-name="P7"><text:span text:style-name="Strong_20_Emphasis"><text:span text:style-name="T1">Create New Data Entry</text:span></text:span></text:p>
      <text:p text:style-name="P17">Gherkin</text:p>
      <text:p text:style-name="P6">Copy</text:p>
      <text:p text:style-name="P4"><text:span text:style-name="Source_20_Text"><text:span text:style-name="T1">Feature: Create New Data Entry</text:span></text:span></text:p>
      <text:p text:style-name="P4"><text:span text:style-name="Source_20_Text"><text:span text:style-name="T1"><text:s text:c="2"/>Scenario: Successfully create a new data entry</text:span></text:span></text:p>
      <text:p text:style-name="P4"><text:span text:style-name="Source_20_Text"><text:span text:style-name="T1"><text:s text:c="4"/>Given valid parameters domain "test", category "category", and entry "entry"</text:span></text:span></text:p>
      <text:p text:style-name="P4"><text:span text:style-name="Source_20_Text"><text:span text:style-name="T1"><text:s text:c="4"/>When the user creates new data at "/api/data/test/category/entry"</text:span></text:span></text:p>
      <text:p text:style-name="P4"><text:span text:style-name="Source_20_Text"><text:span text:style-name="T1"><text:s text:c="4"/>Then the response code should be 200</text:span></text:span></text:p>
      <text:p text:style-name="P4"/>
      <text:p text:style-name="P4"><text:span text:style-name="Source_20_Text"><text:span text:style-name="T1"><text:s text:c="2"/>Scenario: Fail to create a new data entry with missing parameters</text:span></text:span></text:p>
      <text:p text:style-name="P4"><text:span text:style-name="Source_20_Text"><text:span text:style-name="T1"><text:s text:c="4"/>Given missing or empty parameters</text:span></text:span></text:p>
      <text:p text:style-name="P4"><text:span text:style-name="Source_20_Text"><text:span text:style-name="T1"><text:s text:c="4"/>When the user creates new data at "/api/data/test/category/"</text:span></text:span></text:p>
      <text:p text:style-name="P3"><text:span text:style-name="Source_20_Text"><text:span text:style-name="T1"><text:s text:c="4"/>Then the response code should be 400</text:span></text:span></text:p>
      <text:p text:style-name="P7"><text:span text:style-name="Strong_20_Emphasis"><text:span text:style-name="T1">Delete Data Entry</text:span></text:span></text:p>
      <text:p text:style-name="P17">Gherkin</text:p>
      <text:p text:style-name="P6">Copy</text:p>
      <text:p text:style-name="P4"><text:span text:style-name="Source_20_Text"><text:span text:style-name="T1">Feature: Delete Data Entry</text:span></text:span></text:p>
      <text:p text:style-name="P4"><text:span text:style-name="Source_20_Text"><text:span text:style-name="T1"><text:s text:c="2"/>Scenario: Successfully delete a specific data entry</text:span></text:span></text:p>
      <text:p text:style-name="P4"><text:span text:style-name="Source_20_Text"><text:span text:style-name="T1"><text:s text:c="4"/>Given a data entry exists with domain "test", category "category", and entry "entry"</text:span></text:span></text:p>
      <text:p text:style-name="P4"><text:span text:style-name="Source_20_Text"><text:span text:style-name="T1"><text:s text:c="4"/>When the user deletes the data entry from "/api/data/test/category/entry"</text:span></text:span></text:p>
      <text:p text:style-name="P4"><text:span text:style-name="Source_20_Text"><text:span text:style-name="T1"><text:s text:c="4"/>Then the response code should be 200</text:span></text:span></text:p>
      <text:p text:style-name="P4"/>
      <text:p text:style-name="P4"><text:span text:style-name="Source_20_Text"><text:span text:style-name="T1"><text:s text:c="2"/>Scenario: Fail to delete a non-existent data entry</text:span></text:span></text:p>
      <text:p text:style-name="P4"><text:span text:style-name="Source_20_Text"><text:span text:style-name="T1"><text:s text:c="4"/>Given no data entry exists with domain "test", category "non-existent", and entry "entry"</text:span></text:span></text:p>
      <text:p text:style-name="P4"><text:span text:style-name="Source_20_Text"><text:span text:style-name="T1"><text:s text:c="4"/>When the user deletes the data entry from "/api/data/test/category/non-existent/entry"</text:span></text:span></text:p>
      <text:p text:style-name="P3"><text:span text:style-name="Source_20_Text"><text:span text:style-name="T1"><text:s text:c="4"/>Then the response code should be 404</text:span></text:span></text:p>
      <text:p text:style-name="P7"><text:soft-page-break/><text:span text:style-name="Strong_20_Emphasis"><text:span text:style-name="T1">Retrieve All Data Entries</text:span></text:span></text:p>
      <text:p text:style-name="P17">Gherkin</text:p>
      <text:p text:style-name="P6">Copy</text:p>
      <text:p text:style-name="P4"><text:span text:style-name="Source_20_Text"><text:span text:style-name="T1">Feature: Retrieve All Data Entries</text:span></text:span></text:p>
      <text:p text:style-name="P4"><text:span text:style-name="Source_20_Text"><text:span text:style-name="T1"><text:s text:c="2"/>Scenario: Successfully retrieve all data entries</text:span></text:span></text:p>
      <text:p text:style-name="P4"><text:span text:style-name="Source_20_Text"><text:span text:style-name="T1"><text:s text:c="4"/>Given there are data entries in the system</text:span></text:span></text:p>
      <text:p text:style-name="P4"><text:span text:style-name="Source_20_Text"><text:span text:style-name="T1"><text:s text:c="4"/>When the user retrieves all data from "/api/data"</text:span></text:span></text:p>
      <text:p text:style-name="P3"><text:span text:style-name="Source_20_Text"><text:span text:style-name="T1"><text:s text:c="4"/>Then the response code should be 200</text:span></text:span></text:p>
      <text:p text:style-name="P7"><text:span text:style-name="Strong_20_Emphasis"><text:span text:style-name="T1">Retrieve Domain-Specific Data</text:span></text:span></text:p>
      <text:p text:style-name="P17">Gherkin</text:p>
      <text:p text:style-name="P6">Copy</text:p>
      <text:p text:style-name="P4"><text:span text:style-name="Source_20_Text"><text:span text:style-name="T1">Feature: Retrieve Domain-Specific Data</text:span></text:span></text:p>
      <text:p text:style-name="P4"><text:span text:style-name="Source_20_Text"><text:span text:style-name="T1"><text:s text:c="2"/>Scenario: Successfully retrieve data entries for a specific domain</text:span></text:span></text:p>
      <text:p text:style-name="P4"><text:span text:style-name="Source_20_Text"><text:span text:style-name="T1"><text:s text:c="4"/>Given data entries exist for domain "test"</text:span></text:span></text:p>
      <text:p text:style-name="P4"><text:span text:style-name="Source_20_Text"><text:span text:style-name="T1"><text:s text:c="4"/>When the user retrieves data from "/api/data/test"</text:span></text:span></text:p>
      <text:p text:style-name="P4"><text:span text:style-name="Source_20_Text"><text:span text:style-name="T1"><text:s text:c="4"/>Then the response code should be 200</text:span></text:span></text:p>
      <text:p text:style-name="P4"/>
      <text:p text:style-name="P4"><text:span text:style-name="Source_20_Text"><text:span text:style-name="T1"><text:s text:c="2"/>Scenario: Fail to retrieve data entries for a non-existent domain</text:span></text:span></text:p>
      <text:p text:style-name="P4"><text:span text:style-name="Source_20_Text"><text:span text:style-name="T1"><text:s text:c="4"/>Given no data entries exist for domain "non-existent"</text:span></text:span></text:p>
      <text:p text:style-name="P4"><text:span text:style-name="Source_20_Text"><text:span text:style-name="T1"><text:s text:c="4"/>When the user retrieves data from "/api/data/non-existent"</text:span></text:span></text:p>
      <text:p text:style-name="P3"><text:span text:style-name="Source_20_Text"><text:span text:style-name="T1"><text:s text:c="4"/>Then the response code should be 404</text:span></text:span></text:p>
      <text:p text:style-name="P7"><text:span text:style-name="Strong_20_Emphasis"><text:span text:style-name="T1">Delete Category</text:span></text:span></text:p>
      <text:p text:style-name="P17">Gherkin</text:p>
      <text:p text:style-name="P6">Copy</text:p>
      <text:p text:style-name="P4"><text:span text:style-name="Source_20_Text"><text:span text:style-name="T1">Feature: Delete Category</text:span></text:span></text:p>
      <text:p text:style-name="P4"><text:span text:style-name="Source_20_Text"><text:span text:style-name="T1"><text:s text:c="2"/>Scenario: Successfully delete a category</text:span></text:span></text:p>
      <text:p text:style-name="P4"><text:span text:style-name="Source_20_Text"><text:span text:style-name="T1"><text:s text:c="4"/>Given a category exists with domain "test" and category "category"</text:span></text:span></text:p>
      <text:p text:style-name="P4"><text:span text:style-name="Source_20_Text"><text:span text:style-name="T1"><text:s text:c="4"/>When the user deletes the category from "/api/data/test/category"</text:span></text:span></text:p>
      <text:p text:style-name="P4"><text:span text:style-name="Source_20_Text"><text:span text:style-name="T1"><text:s text:c="4"/>Then the response code should be 200</text:span></text:span></text:p>
      <text:p text:style-name="P4"/>
      <text:p text:style-name="P4"><text:span text:style-name="Source_20_Text"><text:span text:style-name="T1"><text:s text:c="2"/>Scenario: Fail to delete a non-existent category</text:span></text:span></text:p>
      <text:p text:style-name="P4"><text:span text:style-name="Source_20_Text"><text:span text:style-name="T1"><text:s text:c="4"/>Given no category exists with domain "test" and category "non-existent"</text:span></text:span></text:p>
      <text:p text:style-name="P4"><text:span text:style-name="Source_20_Text"><text:span text:style-name="T1"><text:s text:c="4"/>When the user deletes the category from "/api/data/test/non-existent"</text:span></text:span></text:p>
      <text:p text:style-name="P3"><text:span text:style-name="Source_20_Text"><text:span text:style-name="T1"><text:s text:c="4"/>Then the response code should be 404</text:span></text:span></text:p>
      <text:h text:style-name="P2" text:outline-level="3">Data Hierarchy Management Scenarios</text:h>
      <text:p text:style-name="P7"><text:span text:style-name="Strong_20_Emphasis"><text:span text:style-name="T1">Create Data at Level 0</text:span></text:span></text:p>
      <text:p text:style-name="P17">Gherkin</text:p>
      <text:p text:style-name="P6">Copy</text:p>
      <text:p text:style-name="P4"><text:span text:style-name="Source_20_Text"><text:span text:style-name="T1">Feature: Create Data at Level 0</text:span></text:span></text:p>
      <text:p text:style-name="P4"><text:span text:style-name="Source_20_Text"><text:span text:style-name="T1"><text:s text:c="2"/>Scenario: Successfully create data at level0</text:span></text:span></text:p>
      <text:p text:style-name="P4"><text:span text:style-name="Source_20_Text"><text:span text:style-name="T1"><text:s text:c="4"/>Given valid parameters domain "test", category "category", entry "entry", and level0 "level0"</text:span></text:span></text:p>
      <text:p text:style-name="P4"><text:span text:style-name="Source_20_Text"><text:span text:style-name="T1"><text:s text:c="4"/>When the user creates new data at "/api/data/test/category/entry/level0"</text:span></text:span></text:p>
      <text:p text:style-name="P4"><text:span text:style-name="Source_20_Text"><text:span text:style-name="T1"><text:s text:c="4"/>Then the response code should be 200</text:span></text:span></text:p>
      <text:p text:style-name="P4"><text:soft-page-break/></text:p>
      <text:p text:style-name="P4"><text:span text:style-name="Source_20_Text"><text:span text:style-name="T1"><text:s text:c="2"/>Scenario: Fail to create data at level0 with missing parameters</text:span></text:span></text:p>
      <text:p text:style-name="P4"><text:span text:style-name="Source_20_Text"><text:span text:style-name="T1"><text:s text:c="4"/>Given missing parameters</text:span></text:span></text:p>
      <text:p text:style-name="P4"><text:span text:style-name="Source_20_Text"><text:span text:style-name="T1"><text:s text:c="4"/>When the user creates new data at "/api/data/test/category/entry/"</text:span></text:span></text:p>
      <text:p text:style-name="P3"><text:span text:style-name="Source_20_Text"><text:span text:style-name="T1"><text:s text:c="4"/>Then the response code should be 400</text:span></text:span></text:p>
      <text:p text:style-name="P7"><text:span text:style-name="Strong_20_Emphasis"><text:span text:style-name="T1">Create Data at Level 0-1</text:span></text:span></text:p>
      <text:p text:style-name="P17">Gherkin</text:p>
      <text:p text:style-name="P6">Copy</text:p>
      <text:p text:style-name="P4"><text:span text:style-name="Source_20_Text"><text:span text:style-name="T1">Feature: Create Data at Level 0-1</text:span></text:span></text:p>
      <text:p text:style-name="P4"><text:span text:style-name="Source_20_Text"><text:span text:style-name="T1"><text:s text:c="2"/>Scenario: Successfully create data at level0 and level1</text:span></text:span></text:p>
      <text:p text:style-name="P4"><text:span text:style-name="Source_20_Text"><text:span text:style-name="T1"><text:s text:c="4"/>Given valid parameters domain "test", category "category", entry "entry", level0 "level0", and level1 "level1"</text:span></text:span></text:p>
      <text:p text:style-name="P4"><text:span text:style-name="Source_20_Text"><text:span text:style-name="T1"><text:s text:c="4"/>When the user creates new data at "/api/data/test/category/entry/level0/level1"</text:span></text:span></text:p>
      <text:p text:style-name="P4"><text:span text:style-name="Source_20_Text"><text:span text:style-name="T1"><text:s text:c="4"/>Then the response code should be 200</text:span></text:span></text:p>
      <text:p text:style-name="P4"/>
      <text:p text:style-name="P4"><text:span text:style-name="Source_20_Text"><text:span text:style-name="T1"><text:s text:c="2"/>Scenario: Fail to create data at level0 and level1 with missing parameters</text:span></text:span></text:p>
      <text:p text:style-name="P4"><text:span text:style-name="Source_20_Text"><text:span text:style-name="T1"><text:s text:c="4"/>Given missing parameters</text:span></text:span></text:p>
      <text:p text:style-name="P4"><text:span text:style-name="Source_20_Text"><text:span text:style-name="T1"><text:s text:c="4"/>When the user creates new data at "/api/data/test/category/entry/level0/"</text:span></text:span></text:p>
      <text:p text:style-name="P3"><text:span text:style-name="Source_20_Text"><text:span text:style-name="T1"><text:s text:c="4"/>Then the response code should be 400</text:span></text:span></text:p>
      <text:p text:style-name="P7"><text:span text:style-name="Strong_20_Emphasis"><text:span text:style-name="T1">Create Data at Level 0-2</text:span></text:span></text:p>
      <text:p text:style-name="P17">Gherkin</text:p>
      <text:p text:style-name="P6">Copy</text:p>
      <text:p text:style-name="P4"><text:span text:style-name="Source_20_Text"><text:span text:style-name="T1">Feature: Create Data at Level 0-2</text:span></text:span></text:p>
      <text:p text:style-name="P4"><text:span text:style-name="Source_20_Text"><text:span text:style-name="T1"><text:s text:c="2"/>Scenario: Successfully create data at level0, level1, and level2</text:span></text:span></text:p>
      <text:p text:style-name="P4"><text:span text:style-name="Source_20_Text"><text:span text:style-name="T1"><text:s text:c="4"/>Given valid parameters domain "test", category "category", entry "entry", level0 "level0", level1 "level1", and level2 "level2"</text:span></text:span></text:p>
      <text:p text:style-name="P4"><text:span text:style-name="Source_20_Text"><text:span text:style-name="T1"><text:s text:c="4"/>When the user creates new data at "/api/data/test/category/entry/level0/level1/level2"</text:span></text:span></text:p>
      <text:p text:style-name="P4"><text:span text:style-name="Source_20_Text"><text:span text:style-name="T1"><text:s text:c="4"/>Then the response code should be 200</text:span></text:span></text:p>
      <text:p text:style-name="P4"/>
      <text:p text:style-name="P4"><text:span text:style-name="Source_20_Text"><text:span text:style-name="T1"><text:s text:c="2"/>Scenario: Fail to create data at level0, level1, and level2 with missing parameters</text:span></text:span></text:p>
      <text:p text:style-name="P4"><text:span text:style-name="Source_20_Text"><text:span text:style-name="T1"><text:s text:c="4"/>Given missing parameters</text:span></text:span></text:p>
      <text:p text:style-name="P4"><text:span text:style-name="Source_20_Text"><text:span text:style-name="T1"><text:s text:c="4"/>When the user creates new data at "/api/data/test/category/entry/level0/level1/"</text:span></text:span></text:p>
      <text:p text:style-name="P3"><text:span text:style-name="Source_20_Text"><text:span text:style-name="T1"><text:s text:c="4"/>Then the response code should be 400</text:span></text:span></text:p>
      <text:p text:style-name="P9">These Gherkin scenarios will help you create comprehensive tests for your application's REST endpoints. Happy testing! 😊</text:p>
      <text:h text:style-name="P1" text:outline-level="2">You</text:h>
      <text:p text:style-name="P6">could you create the Java implementation for the created Gherkin test cases?</text:p>
      <text:h text:style-name="P1" text:outline-level="2">Copilot</text:h>
      <text:p text:style-name="P9">Sure thing! Below is a basic structure for the Java implementation of your Gherkin test cases using Cucumber and RestAssured for testing REST APIs.</text:p>
      <text:h text:style-name="P2" text:outline-level="3"><text:soft-page-break/>Step Definitions Class</text:h>
      <text:p text:style-name="P17">Java</text:p>
      <text:p text:style-name="P6">Copy</text:p>
      <text:p text:style-name="P4"><text:span text:style-name="Source_20_Text"><text:span text:style-name="T1">import io.cucumber.java.en.Given;</text:span></text:span></text:p>
      <text:p text:style-name="P4"><text:span text:style-name="Source_20_Text"><text:span text:style-name="T1">import io.cucumber.java.en.When;</text:span></text:span></text:p>
      <text:p text:style-name="P4"><text:span text:style-name="Source_20_Text"><text:span text:style-name="T1">import io.cucumber.java.en.Then;</text:span></text:span></text:p>
      <text:p text:style-name="P4"><text:span text:style-name="Source_20_Text"><text:span text:style-name="T1">import io.restassured.RestAssured;</text:span></text:span></text:p>
      <text:p text:style-name="P4"><text:span text:style-name="Source_20_Text"><text:span text:style-name="T1">import io.restassured.response.Response;</text:span></text:span></text:p>
      <text:p text:style-name="P4"><text:span text:style-name="Source_20_Text"><text:span text:style-name="T1">import static org.hamcrest.Matchers.equalTo;</text:span></text:span></text:p>
      <text:p text:style-name="P4"><text:span text:style-name="Source_20_Text"><text:span text:style-name="T1">import static org.junit.Assert.assertEquals;</text:span></text:span></text:p>
      <text:p text:style-name="P4"/>
      <text:p text:style-name="P4"><text:span text:style-name="Source_20_Text"><text:span text:style-name="T1">public class FileManagementStepDefs {</text:span></text:span></text:p>
      <text:p text:style-name="P4"/>
      <text:p text:style-name="P4"><text:span text:style-name="Source_20_Text"><text:span text:style-name="T1"><text:s text:c="4"/>private Response response;</text:span></text:span></text:p>
      <text:p text:style-name="P4"><text:span text:style-name="Source_20_Text"><text:span text:style-name="T1"><text:s text:c="4"/>private String baseUri = "http://localhost:8080";</text:span></text:span></text:p>
      <text:p text:style-name="P4"/>
      <text:p text:style-name="P4"><text:span text:style-name="Source_20_Text"><text:span text:style-name="T1"><text:s text:c="4"/>@Given("a user has a binary file to upload")</text:span></text:span></text:p>
      <text:p text:style-name="P4"><text:span text:style-name="Source_20_Text"><text:span text:style-name="T1"><text:s text:c="4"/>public void user_has_binary_file_to_upload() {</text:span></text:span></text:p>
      <text:p text:style-name="P4"><text:span text:style-name="Source_20_Text"><text:span text:style-name="T1"><text:s text:c="8"/>// Prepare file upload (mock file or actual file if necessary)</text:span></text:span></text:p>
      <text:p text:style-name="P4"><text:span text:style-name="Source_20_Text"><text:span text:style-name="T1"><text:s text:c="4"/>}</text:span></text:span></text:p>
      <text:p text:style-name="P4"/>
      <text:p text:style-name="P4"><text:span text:style-name="Source_20_Text"><text:span text:style-name="T1"><text:s text:c="4"/>@When("the user uploads the file to \\/api\\/file")</text:span></text:span></text:p>
      <text:p text:style-name="P4"><text:span text:style-name="Source_20_Text"><text:span text:style-name="T1"><text:s text:c="4"/>public void user_uploads_file() {</text:span></text:span></text:p>
      <text:p text:style-name="P4"><text:span text:style-name="Source_20_Text"><text:span text:style-name="T1"><text:s text:c="8"/>response = RestAssured.given()</text:span></text:span></text:p>
      <text:p text:style-name="P4"><text:span text:style-name="Source_20_Text"><text:span text:style-name="T1"><text:s text:c="30"/>.multiPart("file", "path/to/file")</text:span></text:span></text:p>
      <text:p text:style-name="P4"><text:span text:style-name="Source_20_Text"><text:span text:style-name="T1"><text:s text:c="30"/>.when()</text:span></text:span></text:p>
      <text:p text:style-name="P4"><text:span text:style-name="Source_20_Text"><text:span text:style-name="T1"><text:s text:c="30"/>.post(baseUri + "/api/file");</text:span></text:span></text:p>
      <text:p text:style-name="P4"><text:span text:style-name="Source_20_Text"><text:span text:style-name="T1"><text:s text:c="4"/>}</text:span></text:span></text:p>
      <text:p text:style-name="P4"/>
      <text:p text:style-name="P4"><text:span text:style-name="Source_20_Text"><text:span text:style-name="T1"><text:s text:c="4"/>@Then("the response code should be {int}")</text:span></text:span></text:p>
      <text:p text:style-name="P4"><text:span text:style-name="Source_20_Text"><text:span text:style-name="T1"><text:s text:c="4"/>public void check_response_code(int statusCode) {</text:span></text:span></text:p>
      <text:p text:style-name="P4"><text:span text:style-name="Source_20_Text"><text:span text:style-name="T1"><text:s text:c="8"/>response.then().statusCode(statusCode);</text:span></text:span></text:p>
      <text:p text:style-name="P4"><text:span text:style-name="Source_20_Text"><text:span text:style-name="T1"><text:s text:c="4"/>}</text:span></text:span></text:p>
      <text:p text:style-name="P4"/>
      <text:p text:style-name="P4"><text:span text:style-name="Source_20_Text"><text:span text:style-name="T1"><text:s text:c="4"/>@Given("a user tries to upload a file without binary content")</text:span></text:span></text:p>
      <text:p text:style-name="P4"><text:span text:style-name="Source_20_Text"><text:span text:style-name="T1"><text:s text:c="4"/>public void user_tries_upload_without_file() {</text:span></text:span></text:p>
      <text:p text:style-name="P4"><text:span text:style-name="Source_20_Text"><text:span text:style-name="T1"><text:s text:c="8"/>// No file content</text:span></text:span></text:p>
      <text:p text:style-name="P4"><text:span text:style-name="Source_20_Text"><text:span text:style-name="T1"><text:s text:c="4"/>}</text:span></text:span></text:p>
      <text:p text:style-name="P4"/>
      <text:p text:style-name="P4"><text:span text:style-name="Source_20_Text"><text:span text:style-name="T1"><text:s text:c="4"/>// Repeat similar structure for other steps...</text:span></text:span></text:p>
      <text:p text:style-name="P3"><text:span text:style-name="Source_20_Text"><text:span text:style-name="T1">}</text:span></text:span></text:p>
      <text:h text:style-name="P2" text:outline-level="3">Retrieve All Files Step Definitions</text:h>
      <text:p text:style-name="P17">Java</text:p>
      <text:p text:style-name="P6">Copy</text:p>
      <text:p text:style-name="P4"><text:span text:style-name="Source_20_Text"><text:span text:style-name="T1">public class RetrieveAllFilesStepDefs {</text:span></text:span></text:p>
      <text:p text:style-name="P4"/>
      <text:p text:style-name="P4"><text:span text:style-name="Source_20_Text"><text:span text:style-name="T1"><text:s text:c="4"/>private Response response;</text:span></text:span></text:p>
      <text:p text:style-name="P4"><text:span text:style-name="Source_20_Text"><text:span text:style-name="T1"><text:s text:c="4"/>private String baseUri = "http://localhost:8080";</text:span></text:span></text:p>
      <text:p text:style-name="P4"/>
      <text:p text:style-name="P4"><text:span text:style-name="Source_20_Text"><text:span text:style-name="T1"><text:s text:c="4"/>@Given("there are files in the system")</text:span></text:span></text:p>
      <text:p text:style-name="P4"><text:span text:style-name="Source_20_Text"><text:span text:style-name="T1"><text:s text:c="4"/>public void files_in_system() {</text:span></text:span></text:p>
      <text:p text:style-name="P4"><text:span text:style-name="Source_20_Text"><text:span text:style-name="T1"><text:s text:c="8"/>// Ensure files exist in the system</text:span></text:span></text:p>
      <text:p text:style-name="P4"><text:span text:style-name="Source_20_Text"><text:span text:style-name="T1"><text:s text:c="4"/>}</text:span></text:span></text:p>
      <text:p text:style-name="P4"><text:soft-page-break/></text:p>
      <text:p text:style-name="P4"><text:span text:style-name="Source_20_Text"><text:span text:style-name="T1"><text:s text:c="4"/>@When("the user retrieves all files from \\/api\\/file")</text:span></text:span></text:p>
      <text:p text:style-name="P4"><text:span text:style-name="Source_20_Text"><text:span text:style-name="T1"><text:s text:c="4"/>public void user_retrieves_all_files() {</text:span></text:span></text:p>
      <text:p text:style-name="P4"><text:span text:style-name="Source_20_Text"><text:span text:style-name="T1"><text:s text:c="8"/>response = RestAssured.given().when().get(baseUri + "/api/file");</text:span></text:span></text:p>
      <text:p text:style-name="P4"><text:span text:style-name="Source_20_Text"><text:span text:style-name="T1"><text:s text:c="4"/>}</text:span></text:span></text:p>
      <text:p text:style-name="P4"/>
      <text:p text:style-name="P4"><text:span text:style-name="Source_20_Text"><text:span text:style-name="T1"><text:s text:c="4"/>@Then("the response code should be {int}")</text:span></text:span></text:p>
      <text:p text:style-name="P4"><text:span text:style-name="Source_20_Text"><text:span text:style-name="T1"><text:s text:c="4"/>public void check_response_code(int statusCode) {</text:span></text:span></text:p>
      <text:p text:style-name="P4"><text:span text:style-name="Source_20_Text"><text:span text:style-name="T1"><text:s text:c="8"/>response.then().statusCode(statusCode);</text:span></text:span></text:p>
      <text:p text:style-name="P4"><text:span text:style-name="Source_20_Text"><text:span text:style-name="T1"><text:s text:c="4"/>}</text:span></text:span></text:p>
      <text:p text:style-name="P4"/>
      <text:p text:style-name="P4"><text:span text:style-name="Source_20_Text"><text:span text:style-name="T1"><text:s text:c="4"/>// Similar structure for when no files exist...</text:span></text:span></text:p>
      <text:p text:style-name="P3"><text:span text:style-name="Source_20_Text"><text:span text:style-name="T1">}</text:span></text:span></text:p>
      <text:h text:style-name="P2" text:outline-level="3">Example Feature File for Upload File</text:h>
      <text:p text:style-name="P17">Gherkin</text:p>
      <text:p text:style-name="P6">Copy</text:p>
      <text:p text:style-name="P4"><text:span text:style-name="Source_20_Text"><text:span text:style-name="T1">Feature: Upload File</text:span></text:span></text:p>
      <text:p text:style-name="P4"/>
      <text:p text:style-name="P4"><text:span text:style-name="Source_20_Text"><text:span text:style-name="T1"><text:s text:c="2"/>Scenario: Successfully upload a file</text:span></text:span></text:p>
      <text:p text:style-name="P4"><text:span text:style-name="Source_20_Text"><text:span text:style-name="T1"><text:s text:c="4"/>Given a user has a binary file to upload</text:span></text:span></text:p>
      <text:p text:style-name="P4"><text:span text:style-name="Source_20_Text"><text:span text:style-name="T1"><text:s text:c="4"/>When the user uploads the file to /api/file</text:span></text:span></text:p>
      <text:p text:style-name="P4"><text:span text:style-name="Source_20_Text"><text:span text:style-name="T1"><text:s text:c="4"/>Then the response code should be 200</text:span></text:span></text:p>
      <text:p text:style-name="P4"/>
      <text:p text:style-name="P4"><text:span text:style-name="Source_20_Text"><text:span text:style-name="T1"><text:s text:c="2"/>Scenario: Fail to upload a file without content</text:span></text:span></text:p>
      <text:p text:style-name="P4"><text:span text:style-name="Source_20_Text"><text:span text:style-name="T1"><text:s text:c="4"/>Given a user tries to upload a file without binary content</text:span></text:span></text:p>
      <text:p text:style-name="P4"><text:span text:style-name="Source_20_Text"><text:span text:style-name="T1"><text:s text:c="4"/>When the user uploads the file to /api/file</text:span></text:span></text:p>
      <text:p text:style-name="P3"><text:span text:style-name="Source_20_Text"><text:span text:style-name="T1"><text:s text:c="4"/>Then the response code should be 400</text:span></text:span></text:p>
      <text:h text:style-name="P2" text:outline-level="3">Example Feature File for Retrieve All Files</text:h>
      <text:p text:style-name="P17">Gherkin</text:p>
      <text:p text:style-name="P6">Copy</text:p>
      <text:p text:style-name="P4"><text:span text:style-name="Source_20_Text"><text:span text:style-name="T1">Feature: Retrieve All Files</text:span></text:span></text:p>
      <text:p text:style-name="P4"/>
      <text:p text:style-name="P4"><text:span text:style-name="Source_20_Text"><text:span text:style-name="T1"><text:s text:c="2"/>Scenario: Successfully retrieve all files when files exist</text:span></text:span></text:p>
      <text:p text:style-name="P4"><text:span text:style-name="Source_20_Text"><text:span text:style-name="T1"><text:s text:c="4"/>Given there are files in the system</text:span></text:span></text:p>
      <text:p text:style-name="P4"><text:span text:style-name="Source_20_Text"><text:span text:style-name="T1"><text:s text:c="4"/>When the user retrieves all files from /api/file</text:span></text:span></text:p>
      <text:p text:style-name="P4"><text:span text:style-name="Source_20_Text"><text:span text:style-name="T1"><text:s text:c="4"/>Then the response code should be 200</text:span></text:span></text:p>
      <text:p text:style-name="P4"/>
      <text:p text:style-name="P4"><text:span text:style-name="Source_20_Text"><text:span text:style-name="T1"><text:s text:c="2"/>Scenario: Successfully retrieve all files when no files exist</text:span></text:span></text:p>
      <text:p text:style-name="P4"><text:span text:style-name="Source_20_Text"><text:span text:style-name="T1"><text:s text:c="4"/>Given there are no files in the system</text:span></text:span></text:p>
      <text:p text:style-name="P4"><text:span text:style-name="Source_20_Text"><text:span text:style-name="T1"><text:s text:c="4"/>When the user retrieves all files from /api/file</text:span></text:span></text:p>
      <text:p text:style-name="P3"><text:span text:style-name="Source_20_Text"><text:span text:style-name="T1"><text:s text:c="4"/>Then the response code should be 200</text:span></text:span></text:p>
      <text:h text:style-name="P2" text:outline-level="3">Running Tests with JUnit</text:h>
      <text:p text:style-name="P7"><text:span text:style-name="T1">Make sure to have the necessary dependencies in your </text:span><text:span text:style-name="Source_20_Text"><text:span text:style-name="T2">pom.xml</text:span></text:span><text:span text:style-name="T1">:</text:span></text:p>
      <text:p text:style-name="P17">Xml</text:p>
      <text:p text:style-name="P6">Copy</text:p>
      <text:p text:style-name="P4"><text:soft-page-break/><text:span text:style-name="Source_20_Text"><text:span text:style-name="T1">&lt;dependencies&gt;</text:span></text:span></text:p>
      <text:p text:style-name="P4"><text:span text:style-name="Source_20_Text"><text:span text:style-name="T1"><text:s text:c="4"/>&lt;dependency&gt;</text:span></text:span></text:p>
      <text:p text:style-name="P4"><text:span text:style-name="Source_20_Text"><text:span text:style-name="T1"><text:s text:c="8"/>&lt;groupId&gt;io.cucumber&lt;/groupId&gt;</text:span></text:span></text:p>
      <text:p text:style-name="P4"><text:span text:style-name="Source_20_Text"><text:span text:style-name="T1"><text:s text:c="8"/>&lt;artifactId&gt;cucumber-java&lt;/artifactId&gt;</text:span></text:span></text:p>
      <text:p text:style-name="P4"><text:span text:style-name="Source_20_Text"><text:span text:style-name="T1"><text:s text:c="8"/>&lt;version&gt;6.10.4&lt;/version&gt;</text:span></text:span></text:p>
      <text:p text:style-name="P4"><text:span text:style-name="Source_20_Text"><text:span text:style-name="T1"><text:s text:c="4"/>&lt;/dependency&gt;</text:span></text:span></text:p>
      <text:p text:style-name="P4"><text:span text:style-name="Source_20_Text"><text:span text:style-name="T1"><text:s text:c="4"/>&lt;dependency&gt;</text:span></text:span></text:p>
      <text:p text:style-name="P4"><text:span text:style-name="Source_20_Text"><text:span text:style-name="T1"><text:s text:c="8"/>&lt;groupId&gt;io.cucumber&lt;/groupId&gt;</text:span></text:span></text:p>
      <text:p text:style-name="P4"><text:span text:style-name="Source_20_Text"><text:span text:style-name="T1"><text:s text:c="8"/>&lt;artifactId&gt;cucumber-junit&lt;/artifactId&gt;</text:span></text:span></text:p>
      <text:p text:style-name="P4"><text:span text:style-name="Source_20_Text"><text:span text:style-name="T1"><text:s text:c="8"/>&lt;version&gt;6.10.4&lt;/version&gt;</text:span></text:span></text:p>
      <text:p text:style-name="P4"><text:span text:style-name="Source_20_Text"><text:span text:style-name="T1"><text:s text:c="8"/>&lt;scope&gt;test&lt;/scope&gt;</text:span></text:span></text:p>
      <text:p text:style-name="P4"><text:span text:style-name="Source_20_Text"><text:span text:style-name="T1"><text:s text:c="4"/>&lt;/dependency&gt;</text:span></text:span></text:p>
      <text:p text:style-name="P4"><text:span text:style-name="Source_20_Text"><text:span text:style-name="T1"><text:s text:c="4"/>&lt;dependency&gt;</text:span></text:span></text:p>
      <text:p text:style-name="P4"><text:span text:style-name="Source_20_Text"><text:span text:style-name="T1"><text:s text:c="8"/>&lt;groupId&gt;io.rest-assured&lt;/groupId&gt;</text:span></text:span></text:p>
      <text:p text:style-name="P4"><text:span text:style-name="Source_20_Text"><text:span text:style-name="T1"><text:s text:c="8"/>&lt;artifactId&gt;rest-assured&lt;/artifactId&gt;</text:span></text:span></text:p>
      <text:p text:style-name="P4"><text:span text:style-name="Source_20_Text"><text:span text:style-name="T1"><text:s text:c="8"/>&lt;version&gt;4.4.0&lt;/version&gt;</text:span></text:span></text:p>
      <text:p text:style-name="P4"><text:span text:style-name="Source_20_Text"><text:span text:style-name="T1"><text:s text:c="4"/>&lt;/dependency&gt;</text:span></text:span></text:p>
      <text:p text:style-name="P4"><text:span text:style-name="Source_20_Text"><text:span text:style-name="T1"><text:s text:c="4"/>&lt;!-- Add other necessary dependencies --&gt;</text:span></text:span></text:p>
      <text:p text:style-name="P3"><text:span text:style-name="Source_20_Text"><text:span text:style-name="T1">&lt;/dependencies&gt;</text:span></text:span></text:p>
      <text:h text:style-name="P2" text:outline-level="3">Running the Tests</text:h>
      <text:p text:style-name="P17">Java</text:p>
      <text:p text:style-name="P6">Copy</text:p>
      <text:p text:style-name="P4"><text:span text:style-name="Source_20_Text"><text:span text:style-name="T1">import org.junit.runner.RunWith;</text:span></text:span></text:p>
      <text:p text:style-name="P4"><text:span text:style-name="Source_20_Text"><text:span text:style-name="T1">import io.cucumber.junit.Cucumber;</text:span></text:span></text:p>
      <text:p text:style-name="P4"><text:span text:style-name="Source_20_Text"><text:span text:style-name="T1">import io.cucumber.junit.CucumberOptions;</text:span></text:span></text:p>
      <text:p text:style-name="P4"/>
      <text:p text:style-name="P4"><text:span text:style-name="Source_20_Text"><text:span text:style-name="T1">@RunWith(Cucumber.class)</text:span></text:span></text:p>
      <text:p text:style-name="P4"><text:span text:style-name="Source_20_Text"><text:span text:style-name="T1">@CucumberOptions(features = "src/test/resources/features", glue = "path.to.step.definitions")</text:span></text:span></text:p>
      <text:p text:style-name="P4"><text:span text:style-name="Source_20_Text"><text:span text:style-name="T1">public class RunCucumberTests {</text:span></text:span></text:p>
      <text:p text:style-name="P3"><text:span text:style-name="Source_20_Text"><text:span text:style-name="T1">}</text:span></text:span></text:p>
      <text:p text:style-name="P9">These snippets provide the basic structure to start with. Customize and expand them based on your exact requirements and setup. Happy coding! 😊</text:p>
      <text:h text:style-name="P1" text:outline-level="2">You</text:h>
      <text:p text:style-name="P6">can you implement all those test cases as CURL commands in a single shell script file?</text:p>
      <text:h text:style-name="P1" text:outline-level="2">Copilot</text:h>
      <text:p text:style-name="P9">Sure thing! Here’s a shell script file with cURL commands for the test cases:</text:p>
      <text:p text:style-name="P17">Bash</text:p>
      <text:p text:style-name="P6">Copy</text:p>
      <text:p text:style-name="P4"><text:span text:style-name="Source_20_Text"><text:span text:style-name="T1">#!/bin/bash</text:span></text:span></text:p>
      <text:p text:style-name="P4"/>
      <text:p text:style-name="P4"><text:span text:style-name="Source_20_Text"><text:span text:style-name="T1"># Base URL</text:span></text:span></text:p>
      <text:p text:style-name="P4"><text:span text:style-name="Source_20_Text"><text:span text:style-name="T1">baseUrl="http://localhost:8080"</text:span></text:span></text:p>
      <text:p text:style-name="P4"/>
      <text:p text:style-name="P4"><text:span text:style-name="Source_20_Text"><text:span text:style-name="T1"># Test scenarios for Upload File</text:span></text:span></text:p>
      <text:p text:style-name="P4"><text:soft-page-break/><text:span text:style-name="Source_20_Text"><text:span text:style-name="T1">echo "Running test cases for Upload File..."</text:span></text:span></text:p>
      <text:p text:style-name="P4"/>
      <text:p text:style-name="P4"><text:span text:style-name="Source_20_Text"><text:span text:style-name="T1"># Successfully upload a file</text:span></text:span></text:p>
      <text:p text:style-name="P4"><text:span text:style-name="Source_20_Text"><text:span text:style-name="T1">curl -X POST "$baseUrl/api/file" -F "file=@path/to/validfile" -w "\n%{http_code}\n"</text:span></text:span></text:p>
      <text:p text:style-name="P4"><text:span text:style-name="Source_20_Text"><text:span text:style-name="T1"># Fail to upload a file without content</text:span></text:span></text:p>
      <text:p text:style-name="P4"><text:span text:style-name="Source_20_Text"><text:span text:style-name="T1">curl -X POST "$baseUrl/api/file" -w "\n%{http_code}\n"</text:span></text:span></text:p>
      <text:p text:style-name="P4"/>
      <text:p text:style-name="P4"><text:span text:style-name="Source_20_Text"><text:span text:style-name="T1"># Test scenarios for Retrieve All Files</text:span></text:span></text:p>
      <text:p text:style-name="P4"><text:span text:style-name="Source_20_Text"><text:span text:style-name="T1">echo "Running test cases for Retrieve All Files..."</text:span></text:span></text:p>
      <text:p text:style-name="P4"/>
      <text:p text:style-name="P4"><text:span text:style-name="Source_20_Text"><text:span text:style-name="T1"># Successfully retrieve all files when files exist</text:span></text:span></text:p>
      <text:p text:style-name="P4"><text:span text:style-name="Source_20_Text"><text:span text:style-name="T1">curl -X GET "$baseUrl/api/file" -w "\n%{http_code}\n"</text:span></text:span></text:p>
      <text:p text:style-name="P4"><text:span text:style-name="Source_20_Text"><text:span text:style-name="T1"># Successfully retrieve all files when no files exist</text:span></text:span></text:p>
      <text:p text:style-name="P4"><text:span text:style-name="Source_20_Text"><text:span text:style-name="T1">curl -X GET "$baseUrl/api/file" -w "\n%{http_code}\n"</text:span></text:span></text:p>
      <text:p text:style-name="P4"/>
      <text:p text:style-name="P4"><text:span text:style-name="Source_20_Text"><text:span text:style-name="T1"># Test scenarios for Retrieve Specific File</text:span></text:span></text:p>
      <text:p text:style-name="P4"><text:span text:style-name="Source_20_Text"><text:span text:style-name="T1">echo "Running test cases for Retrieve Specific File..."</text:span></text:span></text:p>
      <text:p text:style-name="P4"/>
      <text:p text:style-name="P4"><text:span text:style-name="Source_20_Text"><text:span text:style-name="T1"># Successfully retrieve a specific file by fileId</text:span></text:span></text:p>
      <text:p text:style-name="P4"><text:span text:style-name="Source_20_Text"><text:span text:style-name="T1">curl -X GET "$baseUrl/api/file/123" -w "\n%{http_code}\n"</text:span></text:span></text:p>
      <text:p text:style-name="P4"><text:span text:style-name="Source_20_Text"><text:span text:style-name="T1"># Fail to retrieve a non-existent file by fileId</text:span></text:span></text:p>
      <text:p text:style-name="P4"><text:span text:style-name="Source_20_Text"><text:span text:style-name="T1">curl -X GET "$baseUrl/api/file/999" -w "\n%{http_code}\n"</text:span></text:span></text:p>
      <text:p text:style-name="P4"/>
      <text:p text:style-name="P4"><text:span text:style-name="Source_20_Text"><text:span text:style-name="T1"># Test scenarios for Delete Specific File</text:span></text:span></text:p>
      <text:p text:style-name="P4"><text:span text:style-name="Source_20_Text"><text:span text:style-name="T1">echo "Running test cases for Delete Specific File..."</text:span></text:span></text:p>
      <text:p text:style-name="P4"/>
      <text:p text:style-name="P4"><text:span text:style-name="Source_20_Text"><text:span text:style-name="T1"># Successfully delete a specific file by fileId</text:span></text:span></text:p>
      <text:p text:style-name="P4"><text:span text:style-name="Source_20_Text"><text:span text:style-name="T1">curl -X DELETE "$baseUrl/api/file/123" -w "\n%{http_code}\n"</text:span></text:span></text:p>
      <text:p text:style-name="P4"><text:span text:style-name="Source_20_Text"><text:span text:style-name="T1"># Fail to delete a non-existent file by fileId</text:span></text:span></text:p>
      <text:p text:style-name="P4"><text:span text:style-name="Source_20_Text"><text:span text:style-name="T1">curl -X DELETE "$baseUrl/api/file/999" -w "\n%{http_code}\n"</text:span></text:span></text:p>
      <text:p text:style-name="P4"/>
      <text:p text:style-name="P4"><text:span text:style-name="Source_20_Text"><text:span text:style-name="T1"># Test scenarios for Create New Data Entry</text:span></text:span></text:p>
      <text:p text:style-name="P4"><text:span text:style-name="Source_20_Text"><text:span text:style-name="T1">echo "Running test cases for Create New Data Entry..."</text:span></text:span></text:p>
      <text:p text:style-name="P4"/>
      <text:p text:style-name="P4"><text:span text:style-name="Source_20_Text"><text:span text:style-name="T1"># Successfully create a new data entry</text:span></text:span></text:p>
      <text:p text:style-name="P4"><text:span text:style-name="Source_20_Text"><text:span text:style-name="T1">curl -X POST "$baseUrl/api/data/test/category/entry" -H "Content-Type: application/json" -d '{"key":"value"}' -w "\n%{http_code}\n"</text:span></text:span></text:p>
      <text:p text:style-name="P4"><text:span text:style-name="Source_20_Text"><text:span text:style-name="T1"># Fail to create a new data entry with missing parameters</text:span></text:span></text:p>
      <text:p text:style-name="P4"><text:span text:style-name="Source_20_Text"><text:span text:style-name="T1">curl -X POST "$baseUrl/api/data/test/category/" -H "Content-Type: application/json" -d '{"key":"value"}' -w "\n%{http_code}\n"</text:span></text:span></text:p>
      <text:p text:style-name="P4"/>
      <text:p text:style-name="P4"><text:span text:style-name="Source_20_Text"><text:span text:style-name="T1"># Test scenarios for Delete Data Entry</text:span></text:span></text:p>
      <text:p text:style-name="P4"><text:span text:style-name="Source_20_Text"><text:span text:style-name="T1">echo "Running test cases for Delete Data Entry..."</text:span></text:span></text:p>
      <text:p text:style-name="P4"/>
      <text:p text:style-name="P4"><text:span text:style-name="Source_20_Text"><text:span text:style-name="T1"># Successfully delete a specific data entry</text:span></text:span></text:p>
      <text:p text:style-name="P4"><text:span text:style-name="Source_20_Text"><text:span text:style-name="T1">curl -X DELETE "$baseUrl/api/data/test/category/entry" -w "\n%{http_code}\n"</text:span></text:span></text:p>
      <text:p text:style-name="P4"><text:span text:style-name="Source_20_Text"><text:span text:style-name="T1"># Fail to delete a non-existent data entry</text:span></text:span></text:p>
      <text:p text:style-name="P4"><text:span text:style-name="Source_20_Text"><text:span text:style-name="T1">curl -X DELETE "$baseUrl/api/data/test/category/non-existent/entry" -w "\n%{http_code}\n"</text:span></text:span></text:p>
      <text:p text:style-name="P4"/>
      <text:p text:style-name="P4"><text:span text:style-name="Source_20_Text"><text:span text:style-name="T1"># Test scenarios for Retrieve All Data Entries</text:span></text:span></text:p>
      <text:p text:style-name="P4"><text:span text:style-name="Source_20_Text"><text:span text:style-name="T1">echo "Running test cases for Retrieve All Data Entries..."</text:span></text:span></text:p>
      <text:p text:style-name="P4"/>
      <text:p text:style-name="P4"><text:span text:style-name="Source_20_Text"><text:span text:style-name="T1"># Successfully retrieve all data entries</text:span></text:span></text:p>
      <text:p text:style-name="P4"><text:span text:style-name="Source_20_Text"><text:span text:style-name="T1">curl -X GET "$baseUrl/api/data" -w "\n%{http_code}\n"</text:span></text:span></text:p>
      <text:p text:style-name="P4"/>
      <text:p text:style-name="P4"><text:span text:style-name="Source_20_Text"><text:span text:style-name="T1"># Test scenarios for Retrieve Domain-Specific Data</text:span></text:span></text:p>
      <text:p text:style-name="P4"><text:span text:style-name="Source_20_Text"><text:span text:style-name="T1">echo "Running test cases for Retrieve Domain-Specific Data..."</text:span></text:span></text:p>
      <text:p text:style-name="P4"/>
      <text:p text:style-name="P4"><text:soft-page-break/><text:span text:style-name="Source_20_Text"><text:span text:style-name="T1"># Successfully retrieve data entries for a specific domain</text:span></text:span></text:p>
      <text:p text:style-name="P4"><text:span text:style-name="Source_20_Text"><text:span text:style-name="T1">curl -X GET "$baseUrl/api/data/test" -w "\n%{http_code}\n"</text:span></text:span></text:p>
      <text:p text:style-name="P4"><text:span text:style-name="Source_20_Text"><text:span text:style-name="T1"># Fail to retrieve data entries for a non-existent domain</text:span></text:span></text:p>
      <text:p text:style-name="P4"><text:span text:style-name="Source_20_Text"><text:span text:style-name="T1">curl -X GET "$baseUrl/api/data/non-existent" -w "\n%{http_code}\n"</text:span></text:span></text:p>
      <text:p text:style-name="P4"/>
      <text:p text:style-name="P4"><text:span text:style-name="Source_20_Text"><text:span text:style-name="T1"># Test scenarios for Delete Category</text:span></text:span></text:p>
      <text:p text:style-name="P4"><text:span text:style-name="Source_20_Text"><text:span text:style-name="T1">echo "Running test cases for Delete Category..."</text:span></text:span></text:p>
      <text:p text:style-name="P4"/>
      <text:p text:style-name="P4"><text:span text:style-name="Source_20_Text"><text:span text:style-name="T1"># Successfully delete a category</text:span></text:span></text:p>
      <text:p text:style-name="P4"><text:span text:style-name="Source_20_Text"><text:span text:style-name="T1">curl -X DELETE "$baseUrl/api/data/test/category" -w "\n%{http_code}\n"</text:span></text:span></text:p>
      <text:p text:style-name="P4"><text:span text:style-name="Source_20_Text"><text:span text:style-name="T1"># Fail to delete a non-existent category</text:span></text:span></text:p>
      <text:p text:style-name="P4"><text:span text:style-name="Source_20_Text"><text:span text:style-name="T1">curl -X DELETE "$baseUrl/api/data/test/non-existent" -w "\n%{http_code}\n"</text:span></text:span></text:p>
      <text:p text:style-name="P4"/>
      <text:p text:style-name="P4"><text:span text:style-name="Source_20_Text"><text:span text:style-name="T1"># Test scenarios for Data Hierarchy Management</text:span></text:span></text:p>
      <text:p text:style-name="P4"/>
      <text:p text:style-name="P4"><text:span text:style-name="Source_20_Text"><text:span text:style-name="T1"># Create Data at Level 0</text:span></text:span></text:p>
      <text:p text:style-name="P4"><text:span text:style-name="Source_20_Text"><text:span text:style-name="T1">echo "Running test cases for Create Data at Level 0..."</text:span></text:span></text:p>
      <text:p text:style-name="P4"/>
      <text:p text:style-name="P4"><text:span text:style-name="Source_20_Text"><text:span text:style-name="T1"># Successfully create data at level0</text:span></text:span></text:p>
      <text:p text:style-name="P4"><text:span text:style-name="Source_20_Text"><text:span text:style-name="T1">curl -X POST "$baseUrl/api/data/test/category/entry/level0" -H "Content-Type: application/json" -d '{"key":"value"}' -w "\n%{http_code}\n"</text:span></text:span></text:p>
      <text:p text:style-name="P4"><text:span text:style-name="Source_20_Text"><text:span text:style-name="T1"># Fail to create data at level0 with missing parameters</text:span></text:span></text:p>
      <text:p text:style-name="P4"><text:span text:style-name="Source_20_Text"><text:span text:style-name="T1">curl -X POST "$baseUrl/api/data/test/category/entry/" -H "Content-Type: application/json" -d '{"key":"value"}' -w "\n%{http_code}\n"</text:span></text:span></text:p>
      <text:p text:style-name="P4"/>
      <text:p text:style-name="P4"><text:span text:style-name="Source_20_Text"><text:span text:style-name="T1"># Create Data at Level 0-1</text:span></text:span></text:p>
      <text:p text:style-name="P4"><text:span text:style-name="Source_20_Text"><text:span text:style-name="T1">echo "Running test cases for Create Data at Level 0-1..."</text:span></text:span></text:p>
      <text:p text:style-name="P4"/>
      <text:p text:style-name="P4"><text:span text:style-name="Source_20_Text"><text:span text:style-name="T1"># Successfully create data at level0 and level1</text:span></text:span></text:p>
      <text:p text:style-name="P4"><text:span text:style-name="Source_20_Text"><text:span text:style-name="T1">curl -X POST "$baseUrl/api/data/test/category/entry/level0/level1" -H "Content-Type: application/json" -d '{"key":"value"}' -w "\n%{http_code}\n"</text:span></text:span></text:p>
      <text:p text:style-name="P4"><text:span text:style-name="Source_20_Text"><text:span text:style-name="T1"># Fail to create data at level0 and level1 with missing parameters</text:span></text:span></text:p>
      <text:p text:style-name="P4"><text:span text:style-name="Source_20_Text"><text:span text:style-name="T1">curl -X POST "$baseUrl/api/data/test/category/entry/level0/" -H "Content-Type: application/json" -d '{"key":"value"}' -w "\n%{http_code}\n"</text:span></text:span></text:p>
      <text:p text:style-name="P4"/>
      <text:p text:style-name="P4"><text:span text:style-name="Source_20_Text"><text:span text:style-name="T1"># Create Data at Level 0-2</text:span></text:span></text:p>
      <text:p text:style-name="P4"><text:span text:style-name="Source_20_Text"><text:span text:style-name="T1">echo "Running test cases for Create Data at Level 0-2..."</text:span></text:span></text:p>
      <text:p text:style-name="P4"/>
      <text:p text:style-name="P4"><text:span text:style-name="Source_20_Text"><text:span text:style-name="T1"># Successfully create data at level0, level1, and level2</text:span></text:span></text:p>
      <text:p text:style-name="P4"><text:span text:style-name="Source_20_Text"><text:span text:style-name="T1">curl -X POST "$baseUrl/api/data/test/category/entry/level0/level1/level2" -H "Content-Type: application/json" -d '{"key":"value"}' -w "\n%{http_code}\n"</text:span></text:span></text:p>
      <text:p text:style-name="P4"><text:span text:style-name="Source_20_Text"><text:span text:style-name="T1"># Fail to create data at level0, level1, and level2 with missing parameters</text:span></text:span></text:p>
      <text:p text:style-name="P4"><text:span text:style-name="Source_20_Text"><text:span text:style-name="T1">curl -X POST "$baseUrl/api/data/test/category/entry/level0/level1/" -H "Content-Type: application/json" -d '{"key":"value"}' -w "\n%{http_code}\n"</text:span></text:span></text:p>
      <text:p text:style-name="P4"/>
      <text:p text:style-name="P3"><text:span text:style-name="Source_20_Text"><text:span text:style-name="T1">echo "All test cases executed."</text:span></text:span></text:p>
      <text:p text:style-name="P7"><text:span text:style-name="T1">Save this script in a file, for example, </text:span><text:span text:style-name="Source_20_Text"><text:span text:style-name="T2">test_cases.sh</text:span></text:span><text:span text:style-name="T1">. Make sure to adjust the </text:span><text:span text:style-name="Source_20_Text"><text:span text:style-name="T2">path/to/validfile</text:span></text:span><text:span text:style-name="T1"> to the actual path of the file you want to upload. Then, give it executable permissions and run it:</text:span></text:p>
      <text:p text:style-name="P17">Bash</text:p>
      <text:p text:style-name="P6">Copy</text:p>
      <text:p text:style-name="P4"><text:span text:style-name="Source_20_Text"><text:span text:style-name="T1">chmod +x test_cases.sh</text:span></text:span></text:p>
      <text:p text:style-name="P3"><text:span text:style-name="Source_20_Text"><text:span text:style-name="T1">./test_cases.sh</text:span></text:span></text:p>
      <text:p text:style-name="P9"><text:soft-page-break/>This script will run through all the test cases and display the HTTP response codes for each scenario, ensuring high test coverage. Happy testing! 😊</text:p>
      <text:p text:style-name="Standard"/>
    </office:text>
  </office:body>
</office:document-content>
</file>

<file path=styles.xml><?xml version="1.0" encoding="utf-8"?>
<office:document-styles xmlns:grddl="http://www.w3.org/2003/g/data-view#" xmlns:xhtml="http://www.w3.org/1999/xhtml" xmlns:dom="http://www.w3.org/2001/xml-events" xmlns:form="urn:oasis:names:tc:opendocument:xmlns:form: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meta="urn:oasis:names:tc:opendocument:xmlns:meta:1.0" xmlns:fo="urn:oasis:names:tc:opendocument:xmlns:xsl-fo-compatible:1.0" xmlns:dc="http://purl.org/dc/elements/1.1/" xmlns:office="urn:oasis:names:tc:opendocument:xmlns:office:1.0" xmlns:xlink="http://www.w3.org/1999/xlink" xmlns:ooo="http://openoffice.org/2004/office" xmlns:table="urn:oasis:names:tc:opendocument:xmlns:table:1.0" xmlns:style="urn:oasis:names:tc:opendocument:xmlns:style:1.0" xmlns:text="urn:oasis:names:tc:opendocument:xmlns:text:1.0" xmlns:draw="urn:oasis:names:tc:opendocument:xmlns:drawing:1.0" xmlns:ooow="http://openoffice.org/2004/writer" xmlns:officeooo="http://openoffice.org/2009/office" xmlns:dr3d="urn:oasis:names:tc:opendocument:xmlns:dr3d:1.0" xmlns:svg="urn:oasis:names:tc:opendocument:xmlns:svg-compatible:1.0" xmlns:css3t="http://www.w3.org/TR/css3-text/" xmlns:chart="urn:oasis:names:tc:opendocument:xmlns:chart:1.0" xmlns:rpt="http://openoffice.org/2005/report" xmlns:field="urn:openoffice:names:experimental:ooo-ms-interop:xmlns:field:1.0" xmlns:number="urn:oasis:names:tc:opendocument:xmlns:datastyle:1.0" office:version="1.2">
  <office:font-face-decls>
    <style:font-face style:name="OpenSymbol" svg:font-family="OpenSymbol" style:font-charset="x-symbol"/>
    <style:font-face style:name="IBM Plex Sans Devanagari1" svg:font-family="'IBM Plex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IBM Plex Sans Devanagari" svg:font-family="'IBM Plex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IBM Plex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IBM Plex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IBM Plex Sans Devanagari" style:font-family-complex="'IBM Plex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IBM Plex Sans Devanagari1" style:font-family-complex="'IBM Plex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IBM Plex Sans Devanagari1" style:font-family-complex="'IBM Plex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IBM Plex Sans Devanagari1" style:font-family-complex="'IBM Plex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IBM Plex Sans Devanagari" style:font-family-complex="'IBM Plex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IBM Plex Sans Devanagari" style:font-family-complex="'IBM Plex Sans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4-10-26T22:22:53.840650290</meta:creation-date>
    <dc:date>2024-10-26T22:23:22.221967689</dc:date>
    <meta:editing-duration>PT29S</meta:editing-duration>
    <meta:editing-cycles>1</meta:editing-cycles>
    <meta:document-statistic meta:table-count="0" meta:image-count="0" meta:object-count="0" meta:page-count="19" meta:paragraph-count="503" meta:word-count="3794" meta:character-count="32699" meta:non-whitespace-character-count="28799"/>
    <meta:generator>LibreOffice/6.4.7.2$Linux_X86_64 LibreOffice_project/40$Build-2</meta:generator>
  </office:meta>
</office:document-meta>
</file>